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2.759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4.057cm"/>
    </style:style>
    <style:style style:name="co16" style:family="table-column">
      <style:table-column-properties fo:break-before="auto" style:column-width="3.304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2.776cm"/>
    </style:style>
    <style:style style:name="co19" style:family="table-column">
      <style:table-column-properties fo:break-before="auto" style:column-width="2.976cm"/>
    </style:style>
    <style:style style:name="co20" style:family="table-column">
      <style:table-column-properties fo:break-before="auto" style:column-width="2.531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2.614cm"/>
    </style:style>
    <style:style style:name="co23" style:family="table-column">
      <style:table-column-properties fo:break-before="auto" style:column-width="3.785cm"/>
    </style:style>
    <style:style style:name="co24" style:family="table-column">
      <style:table-column-properties fo:break-before="auto" style:column-width="1.143cm"/>
    </style:style>
    <style:style style:name="co25" style:family="table-column">
      <style:table-column-properties fo:break-before="auto" style:column-width="1.96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1.478cm"/>
    </style:style>
    <style:style style:name="co30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11" table:default-cell-style-name="ce4"/>
        <table:table-column table:style-name="co7" table:default-cell-style-name="ce4"/>
        <table:table-column table:style-name="co8" table:number-columns-repeated="1009" table:default-cell-style-name="ce4"/>
        <table:table-row table:style-name="ro1">
          <table:table-cell table:number-columns-repeated="11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9"/>
          <table:table-cell table:number-columns-repeated="4"/>
          <table:table-cell table:formula="of:=1/(SUM([.B4];[.D4];[.F4];[.H4])/SUM([.C4];[.E4];[.G4];[.I4]))" office:value-type="string" office:string-value="" calcext:value-type="error">
            <text:p>#DIV/0!</text:p>
          </table:table-cell>
          <table:table-cell table:formula="of:=(SUM([.B4];[.D4];[.F4];[.H4])/SUM([.C4];[.E4];[.G4];[.I4]))" office:value-type="string" office:string-value="" calcext:value-type="error">
            <text:p>#DIV/0!</text:p>
          </table:table-cell>
          <table:table-cell/>
          <table:table-cell table:formula="of:=[.K4]/[.L4]" office:value-type="string" office:string-value="" calcext:value-type="error">
            <text:p>#DIV/0!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9"/>
          <table:table-cell table:number-columns-repeated="4"/>
          <table:table-cell table:formula="of:=1/(SUM([.B5];[.D5];[.F5];[.H5])/SUM([.C5];[.E5];[.G5];[.I5]))" office:value-type="float" office:value="44.4" calcext:value-type="float">
            <text:p>44.4</text:p>
          </table:table-cell>
          <table:table-cell table:formula="of:=(SUM([.B5];[.D5];[.F5];[.H5])/SUM([.C5];[.E5];[.G5];[.I5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5]/[.L5]" office:value-type="float" office:value="0.00204750204750205" calcext:value-type="float">
            <text:p>0.00204750204750205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9"/>
          <table:table-cell table:number-columns-repeated="4"/>
          <table:table-cell table:formula="of:=1/(SUM([.B6];[.D6];[.F6];[.H6])/SUM([.C6];[.E6];[.G6];[.I6]))" office:value-type="float" office:value="63.4285714285714" calcext:value-type="float">
            <text:p>63.4285714285714</text:p>
          </table:table-cell>
          <table:table-cell table:formula="of:=(SUM([.B6];[.D6];[.F6];[.H6])/SUM([.C6];[.E6];[.G6];[.I6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6]/[.L6]" office:value-type="float" office:value="0.00262762762762763" calcext:value-type="float">
            <text:p>0.00262762762762763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9"/>
          <table:table-cell table:number-columns-repeated="4"/>
          <table:table-cell table:formula="of:=1/(SUM([.B7];[.D7];[.F7];[.H7])/SUM([.C7];[.E7];[.G7];[.I7]))" office:value-type="float" office:value="133.2" calcext:value-type="float">
            <text:p>133.2</text:p>
          </table:table-cell>
          <table:table-cell table:formula="of:=(SUM([.B7];[.D7];[.F7];[.H7])/SUM([.C7];[.E7];[.G7];[.I7]))" office:value-type="float" office:value="0.00750750750750751" calcext:value-type="float">
            <text:p>0.00750750750750751</text:p>
          </table:table-cell>
          <table:table-cell office:value-type="float" office:value="4" calcext:value-type="float">
            <text:p>4</text:p>
          </table:table-cell>
          <table:table-cell table:formula="of:=[.K7]/[.L7]" office:value-type="float" office:value="0.00187687687687688" calcext:value-type="float">
            <text:p>0.00187687687687688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9"/>
          <table:table-cell table:number-columns-repeated="4"/>
          <table:table-cell table:formula="of:=1/(SUM([.B8];[.D8];[.F8];[.H8])/SUM([.C8];[.E8];[.G8];[.I8]))" office:value-type="float" office:value="102.461538461538" calcext:value-type="float">
            <text:p>102.461538461538</text:p>
          </table:table-cell>
          <table:table-cell table:formula="of:=(SUM([.B8];[.D8];[.F8];[.H8])/SUM([.C8];[.E8];[.G8];[.I8]))" office:value-type="float" office:value="0.00975975975975976" calcext:value-type="float">
            <text:p>0.00975975975975976</text:p>
          </table:table-cell>
          <table:table-cell office:value-type="float" office:value="8" calcext:value-type="float">
            <text:p>8</text:p>
          </table:table-cell>
          <table:table-cell table:formula="of:=[.K8]/[.L8]" office:value-type="float" office:value="0.00121996996996997" calcext:value-type="float">
            <text:p>0.00121996996996997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9"/>
          <table:table-cell table:number-columns-repeated="4"/>
          <table:table-cell table:formula="of:=1/(SUM([.B9];[.D9];[.F9];[.H9])/SUM([.C9];[.E9];[.G9];[.I9]))" office:value-type="float" office:value="121.090909090909" calcext:value-type="float">
            <text:p>121.090909090909</text:p>
          </table:table-cell>
          <table:table-cell table:formula="of:=(SUM([.B9];[.D9];[.F9];[.H9])/SUM([.C9];[.E9];[.G9];[.I9]))" office:value-type="float" office:value="0.00825825825825826" calcext:value-type="float">
            <text:p>0.00825825825825826</text:p>
          </table:table-cell>
          <table:table-cell office:value-type="float" office:value="6" calcext:value-type="float">
            <text:p>6</text:p>
          </table:table-cell>
          <table:table-cell table:formula="of:=[.K9]/[.L9]" office:value-type="float" office:value="0.00137637637637638" calcext:value-type="float">
            <text:p>0.00137637637637638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9"/>
          <table:table-cell table:number-columns-repeated="4"/>
          <table:table-cell table:formula="of:=1/(SUM([.B10];[.D10];[.F10];[.H10])/SUM([.C10];[.E10];[.G10];[.I10]))" office:value-type="float" office:value="7.69942196531792" calcext:value-type="float">
            <text:p>7.69942196531792</text:p>
          </table:table-cell>
          <table:table-cell table:formula="of:=(SUM([.B10];[.D10];[.F10];[.H10])/SUM([.C10];[.E10];[.G10];[.I10]))" office:value-type="float" office:value="0.12987987987988" calcext:value-type="float">
            <text:p>0.12987987987988</text:p>
          </table:table-cell>
          <table:table-cell office:value-type="float" office:value="20" calcext:value-type="float">
            <text:p>20</text:p>
          </table:table-cell>
          <table:table-cell table:formula="of:=[.K10]/[.L10]" office:value-type="float" office:value="0.00649399399399399" calcext:value-type="float">
            <text:p>0.00649399399399399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9"/>
          <table:table-cell table:number-columns-repeated="4"/>
          <table:table-cell table:formula="of:=1/(SUM([.B11];[.D11];[.F11];[.H11])/SUM([.C11];[.E11];[.G11];[.I11]))" office:value-type="float" office:value="133.2" calcext:value-type="float">
            <text:p>133.2</text:p>
          </table:table-cell>
          <table:table-cell table:formula="of:=(SUM([.B11];[.D11];[.F11];[.H11])/SUM([.C11];[.E11];[.G11];[.I11]))" office:value-type="float" office:value="0.00750750750750751" calcext:value-type="float">
            <text:p>0.00750750750750751</text:p>
          </table:table-cell>
          <table:table-cell office:value-type="float" office:value="3" calcext:value-type="float">
            <text:p>3</text:p>
          </table:table-cell>
          <table:table-cell table:formula="of:=[.K11]/[.L11]" office:value-type="float" office:value="0.0025025025025025" calcext:value-type="float">
            <text:p>0.0025025025025025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9"/>
          <table:table-cell table:number-columns-repeated="4"/>
          <table:table-cell table:formula="of:=1/(SUM([.B12];[.D12];[.F12];[.H12])/SUM([.C12];[.E12];[.G12];[.I12]))" office:value-type="float" office:value="63.4285714285714" calcext:value-type="float">
            <text:p>63.4285714285714</text:p>
          </table:table-cell>
          <table:table-cell table:formula="of:=(SUM([.B12];[.D12];[.F12];[.H12])/SUM([.C12];[.E12];[.G12];[.I12]))" office:value-type="float" office:value="0.0157657657657658" calcext:value-type="float">
            <text:p>0.0157657657657658</text:p>
          </table:table-cell>
          <table:table-cell office:value-type="float" office:value="4" calcext:value-type="float">
            <text:p>4</text:p>
          </table:table-cell>
          <table:table-cell table:formula="of:=[.K12]/[.L12]" office:value-type="float" office:value="0.00394144144144144" calcext:value-type="float">
            <text:p>0.00394144144144144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9"/>
          <table:table-cell table:number-columns-repeated="4"/>
          <table:table-cell table:formula="of:=1/(SUM([.B13];[.D13];[.F13];[.H13])/SUM([.C13];[.E13];[.G13];[.I13]))" office:value-type="float" office:value="11.787610619469" calcext:value-type="float">
            <text:p>11.787610619469</text:p>
          </table:table-cell>
          <table:table-cell table:formula="of:=(SUM([.B13];[.D13];[.F13];[.H13])/SUM([.C13];[.E13];[.G13];[.I13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13]/[.L13]" office:value-type="float" office:value="0.00706956956956957" calcext:value-type="float">
            <text:p>0.00706956956956957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9"/>
          <table:table-cell table:number-columns-repeated="4"/>
          <table:table-cell table:formula="of:=1/(SUM([.B14];[.D14];[.F14];[.H14])/SUM([.C14];[.E14];[.G14];[.I14]))" office:value-type="float" office:value="102.461538461538" calcext:value-type="float">
            <text:p>102.461538461538</text:p>
          </table:table-cell>
          <table:table-cell table:formula="of:=(SUM([.B14];[.D14];[.F14];[.H14])/SUM([.C14];[.E14];[.G14];[.I14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14]/[.L14]" office:value-type="float" office:value="0.00162662662662663" calcext:value-type="float">
            <text:p>0.00162662662662663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9"/>
          <table:table-cell table:number-columns-repeated="4"/>
          <table:table-cell table:formula="of:=1/(SUM([.B15];[.D15];[.F15];[.H15])/SUM([.C15];[.E15];[.G15];[.I15]))" office:value-type="float" office:value="102.461538461538" calcext:value-type="float">
            <text:p>102.461538461538</text:p>
          </table:table-cell>
          <table:table-cell table:formula="of:=(SUM([.B15];[.D15];[.F15];[.H15])/SUM([.C15];[.E15];[.G15];[.I15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15]/[.L15]" office:value-type="float" office:value="0.00195195195195195" calcext:value-type="float">
            <text:p>0.00195195195195195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9"/>
          <table:table-cell table:number-columns-repeated="4"/>
          <table:table-cell table:formula="of:=1/(SUM([.B16];[.D16];[.F16];[.H16])/SUM([.C16];[.E16];[.G16];[.I16]))" office:value-type="float" office:value="133.2" calcext:value-type="float">
            <text:p>133.2</text:p>
          </table:table-cell>
          <table:table-cell table:formula="of:=(SUM([.B16];[.D16];[.F16];[.H16])/SUM([.C16];[.E16];[.G16];[.I16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16]/[.L16]" office:value-type="float" office:value="0.0015015015015015" calcext:value-type="float">
            <text:p>0.0015015015015015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TG secret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9"/>
          <table:table-cell table:number-columns-repeated="4"/>
          <table:table-cell table:formula="of:=1/(SUM([.B17];[.D17];[.F17];[.H17])/SUM([.C17];[.E17];[.G17];[.I17]))" office:value-type="float" office:value="102.461538461538" calcext:value-type="float">
            <text:p>102.461538461538</text:p>
          </table:table-cell>
          <table:table-cell table:formula="of:=(SUM([.B17];[.D17];[.F17];[.H17])/SUM([.C17];[.E17];[.G17];[.I17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17]/[.L17]" office:value-type="float" office:value="0.00487987987987988" calcext:value-type="float">
            <text:p>0.00487987987987988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 table:number-columns-repeated="12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10"/>
          <table:table-cell table:style-name="Default"/>
          <table:table-cell table:number-columns-repeated="2"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9" office:value-type="float" office:value="5061" calcext:value-type="float">
            <text:p>5061</text:p>
          </table:table-cell>
          <table:table-cell table:number-columns-repeated="4"/>
          <table:table-cell table:formula="of:=1/(SUM([.B22];[.D22];[.F22];[.H22])/SUM([.C22];[.E22];[.G22];[.I22]))" office:value-type="float" office:value="5.46448087431694" calcext:value-type="float">
            <text:p>5.46448087431694</text:p>
          </table:table-cell>
          <table:table-cell table:formula="of:=(SUM([.B22];[.D22];[.F22];[.H22])/SUM([.C22];[.E22];[.G22];[.I22]))" office:value-type="float" office:value="0.183" calcext:value-type="float">
            <text:p>0.183</text:p>
          </table:table-cell>
          <table:table-cell office:value-type="float" office:value="13" calcext:value-type="float">
            <text:p>13</text:p>
          </table:table-cell>
          <table:table-cell table:formula="of:=[.K22]/[.L22]" office:value-type="float" office:value="0.0140769230769231" calcext:value-type="float">
            <text:p>0.0140769230769231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23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9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formula="of:=1/(SUM([.B23];[.D23];[.F23];[.H23])/SUM([.C23];[.E23];[.G23];[.I23]))" office:value-type="float" office:value="61.1729094444914" calcext:value-type="float">
            <text:p>61.1729094444914</text:p>
          </table:table-cell>
          <table:table-cell table:formula="of:=(SUM([.B23];[.D23];[.F23];[.H23])/SUM([.C23];[.E23];[.G23];[.I23]))" office:value-type="float" office:value="0.0163471054275652" calcext:value-type="float">
            <text:p>0.0163471054275652</text:p>
          </table:table-cell>
          <table:table-cell office:value-type="float" office:value="8" calcext:value-type="float">
            <text:p>8</text:p>
          </table:table-cell>
          <table:table-cell table:formula="of:=[.K23]/[.L23]" office:value-type="float" office:value="0.00204338817844565" calcext:value-type="float">
            <text:p>0.00204338817844565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23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9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formula="of:=1/(SUM([.B24];[.D24];[.F24];[.H24])/SUM([.C24];[.E24];[.G24];[.I24]))" office:value-type="float" office:value="69.5172413793104" calcext:value-type="float">
            <text:p>69.5172413793104</text:p>
          </table:table-cell>
          <table:table-cell table:formula="of:=(SUM([.B24];[.D24];[.F24];[.H24])/SUM([.C24];[.E24];[.G24];[.I24]))" office:value-type="float" office:value="0.0143849206349206" calcext:value-type="float">
            <text:p>0.0143849206349206</text:p>
          </table:table-cell>
          <table:table-cell office:value-type="float" office:value="7" calcext:value-type="float">
            <text:p>7</text:p>
          </table:table-cell>
          <table:table-cell table:formula="of:=[.K24]/[.L24]" office:value-type="float" office:value="0.00205498866213152" calcext:value-type="float">
            <text:p>0.00205498866213152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23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formula="of:=1/(SUM([.B25];[.D25];[.F25];[.H25])/SUM([.C25];[.E25];[.G25];[.I25]))" office:value-type="float" office:value="131.994069125366" calcext:value-type="float">
            <text:p>131.994069125366</text:p>
          </table:table-cell>
          <table:table-cell table:formula="of:=(SUM([.B25];[.D25];[.F25];[.H25])/SUM([.C25];[.E25];[.G25];[.I25]))" office:value-type="float" office:value="0.00757609797641901" calcext:value-type="float">
            <text:p>0.00757609797641901</text:p>
          </table:table-cell>
          <table:table-cell office:value-type="float" office:value="5" calcext:value-type="float">
            <text:p>5</text:p>
          </table:table-cell>
          <table:table-cell table:formula="of:=[.K25]/[.L25]" office:value-type="float" office:value="0.0015152195952838" calcext:value-type="float">
            <text:p>0.0015152195952838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23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26];[.D26];[.F26];[.H26])/SUM([.C26];[.E26];[.G26];[.I26]))" office:value-type="float" office:value="124.836226728696" calcext:value-type="float">
            <text:p>124.836226728696</text:p>
          </table:table-cell>
          <table:table-cell table:formula="of:=(SUM([.B26];[.D26];[.F26];[.H26])/SUM([.C26];[.E26];[.G26];[.I26]))" office:value-type="float" office:value="0.00801049524008188" calcext:value-type="float">
            <text:p>0.00801049524008188</text:p>
          </table:table-cell>
          <table:table-cell office:value-type="float" office:value="11" calcext:value-type="float">
            <text:p>11</text:p>
          </table:table-cell>
          <table:table-cell table:formula="of:=[.K26]/[.L26]" office:value-type="float" office:value="0.000728226840007444" calcext:value-type="float">
            <text:p>0.000728226840007444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23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formula="of:=1/(SUM([.B27];[.D27];[.F27];[.H27])/SUM([.C27];[.E27];[.G27];[.I27]))" office:value-type="float" office:value="271.744502532238" calcext:value-type="float">
            <text:p>271.744502532238</text:p>
          </table:table-cell>
          <table:table-cell table:formula="of:=(SUM([.B27];[.D27];[.F27];[.H27])/SUM([.C27];[.E27];[.G27];[.I27]))" office:value-type="float" office:value="0.00367992725034563" calcext:value-type="float">
            <text:p>0.00367992725034563</text:p>
          </table:table-cell>
          <table:table-cell office:value-type="float" office:value="4" calcext:value-type="float">
            <text:p>4</text:p>
          </table:table-cell>
          <table:table-cell table:formula="of:=[.K27]/[.L27]" office:value-type="float" office:value="0.000919981812586406" calcext:value-type="float">
            <text:p>0.0009199818125864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([.C23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28];[.D28];[.F28];[.H28])/SUM([.C28];[.E28];[.G28];[.I28]))" office:value-type="float" office:value="123.685960361132" calcext:value-type="float">
            <text:p>123.685960361132</text:p>
          </table:table-cell>
          <table:table-cell table:formula="of:=(SUM([.B28];[.D28];[.F28];[.H28])/SUM([.C28];[.E28];[.G28];[.I28]))" office:value-type="float" office:value="0.00808499199974073" calcext:value-type="float">
            <text:p>0.00808499199974073</text:p>
          </table:table-cell>
          <table:table-cell office:value-type="float" office:value="5" calcext:value-type="float">
            <text:p>5</text:p>
          </table:table-cell>
          <table:table-cell table:formula="of:=[.K28]/[.L28]" office:value-type="float" office:value="0.00161699839994815" calcext:value-type="float">
            <text:p>0.001616998399948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formula="of:=1/(SUM([.B29];[.D29];[.F29];[.H29])/SUM([.C29];[.E29];[.G29];[.I29]))" office:value-type="float" office:value="7.9372827177489" calcext:value-type="float">
            <text:p>7.9372827177489</text:p>
          </table:table-cell>
          <table:table-cell table:formula="of:=(SUM([.B29];[.D29];[.F29];[.H29])/SUM([.C29];[.E29];[.G29];[.I29]))" office:value-type="float" office:value="0.125987700773699" calcext:value-type="float">
            <text:p>0.125987700773699</text:p>
          </table:table-cell>
          <table:table-cell office:value-type="float" office:value="19" calcext:value-type="float">
            <text:p>19</text:p>
          </table:table-cell>
          <table:table-cell table:formula="of:=[.K29]/[.L29]" office:value-type="float" office:value="0.00663093161966836" calcext:value-type="float">
            <text:p>0.006630931619668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table:formula="of:=([.C23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formula="of:=1/(SUM([.B30];[.D30];[.F30];[.H30])/SUM([.C30];[.E30];[.G30];[.I30]))" office:value-type="float" office:value="28.8227715877437" calcext:value-type="float">
            <text:p>28.8227715877437</text:p>
          </table:table-cell>
          <table:table-cell table:formula="of:=(SUM([.B30];[.D30];[.F30];[.H30])/SUM([.C30];[.E30];[.G30];[.I30]))" office:value-type="float" office:value="0.0346947897413595" calcext:value-type="float">
            <text:p>0.0346947897413595</text:p>
          </table:table-cell>
          <table:table-cell office:value-type="float" office:value="8" calcext:value-type="float">
            <text:p>8</text:p>
          </table:table-cell>
          <table:table-cell table:formula="of:=[.K30]/[.L30]" office:value-type="float" office:value="0.00433684871766994" calcext:value-type="float">
            <text:p>0.00433684871766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 table:number-columns-repeated="2"/>
          <table:table-cell table:formula="of:=SUM([.K22:.K30])" office:value-type="float" office:value="0.401766029044132" calcext:value-type="float">
            <text:p>0.40176602904413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 odd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roup 1</text:p>
          </table:table-cell>
          <table:table-cell table:style-name="ce7" table:formula="of:=SUM([.B36:.B46])" office:value-type="float" office:value="1367.19754735916" calcext:value-type="float">
            <text:p>1367.19754735916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36:.D46])" office:value-type="float" office:value="882" calcext:value-type="float">
            <text:p>882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36:.F46])" office:value-type="float" office:value="198" calcext:value-type="float">
            <text:p>198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35];[.D35];[.F35])/SUM([.C35];[.E35];[.G35]))" office:value-type="float" office:value="3.74428292880894" calcext:value-type="float">
            <text:p>3.744282928808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36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36];[.D36];[.F36])/SUM([.C36];[.E36];[.G36]))" office:value-type="float" office:value="33.2394195888755" calcext:value-type="float">
            <text:p>33.23941958887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3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37];[.D37];[.F37])/SUM([.C37];[.E37];[.G37]))" office:value-type="float" office:value="36.2869314772591" calcext:value-type="float">
            <text:p>36.28693147725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formula="of:=1/(SUM(;[.B38];[.D38];[.F38])/SUM([.C38];[.E38];[.G38]))" office:value-type="float" office:value="36.9641416405199" calcext:value-type="float">
            <text:p>36.9641416405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formula="of:=1/(SUM(;[.B39];[.D39];[.F39])/SUM([.C39];[.E39];[.G39]))" office:value-type="float" office:value="38.5682321665928" calcext:value-type="float">
            <text:p>38.56823216659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formula="of:=1/(SUM(;[.B40];[.D40];[.F40])/SUM([.C40];[.E40];[.G40]))" office:value-type="float" office:value="38.8956657730116" calcext:value-type="float">
            <text:p>38.8956657730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formula="of:=1/(SUM(;[.B41];[.D41];[.F41])/SUM([.C41];[.E41];[.G41]))" office:value-type="float" office:value="41.4615384615385" calcext:value-type="float">
            <text:p>41.461538461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formula="of:=1/(SUM(;[.B42];[.D42];[.F42])/SUM([.C42];[.E42];[.G42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43];[.D43];[.F43])/SUM([.C43];[.E43];[.G43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formula="of:=1/(SUM(;[.B44];[.D44];[.F44])/SUM([.C44];[.E44];[.G44]))" office:value-type="float" office:value="47.6289537712895" calcext:value-type="float">
            <text:p>47.62895377128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45];[.D45];[.F45])/SUM([.C45];[.E45];[.G45]))" office:value-type="float" office:value="47.4388689765034" calcext:value-type="float">
            <text:p>47.4388689765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formula="of:=1/(SUM(;[.B46];[.D46];[.F46])/SUM([.C46];[.E46];[.G46]))" office:value-type="float" office:value="48.7287822878229" calcext:value-type="float">
            <text:p>48.728782287822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Chomp</text:p>
          </table:table-cell>
          <table:table-cell table:style-name="ce7" table:formula="of:=(5000/64)" office:value-type="float" office:value="78.125" calcext:value-type="float">
            <text:p>78.12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55" calcext:value-type="float">
            <text:p>55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([.G48]/77.8)" office:value-type="float" office:value="10" calcext:value-type="float">
            <text:p>10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48];[.D48];[.F48])/SUM([.C48];[.E48];[.G48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49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49];[.D49];[.F49])/SUM([.C49];[.E49];[.G49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Group 2</text:p>
          </table:table-cell>
          <table:table-cell table:style-name="ce7" table:formula="of:=SUM([.B52:.B64])" office:value-type="float" office:value="587.890304706279" calcext:value-type="float">
            <text:p>587.89030470627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52:.D64])" office:value-type="float" office:value="414" calcext:value-type="float">
            <text:p>414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52:.F64])" office:value-type="float" office:value="97" calcext:value-type="float">
            <text:p>97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51];[.D51];[.F51])/SUM([.C51];[.E51];[.G51]))" office:value-type="float" office:value="8.33841190586277" calcext:value-type="float">
            <text:p>8.338411905862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52];[.D52];[.F52])/SUM([.C52];[.E52];[.G52]))" office:value-type="float" office:value="80.3049438202247" calcext:value-type="float">
            <text:p>80.3049438202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53];[.D53];[.F53])/SUM([.C53];[.E53];[.G53]))" office:value-type="float" office:value="82.4459091860222" calcext:value-type="float">
            <text:p>82.4459091860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54];[.D54];[.F54])/SUM([.C54];[.E54];[.G54]))" office:value-type="float" office:value="86.4882273623068" calcext:value-type="float">
            <text:p>86.48822736230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55];[.D55];[.F55])/SUM([.C55];[.E55];[.G55]))" office:value-type="float" office:value="99.414329580348" calcext:value-type="float">
            <text:p>99.4143295803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56];[.D56];[.F56])/SUM([.C56];[.E56];[.G56]))" office:value-type="float" office:value="102.734017175573" calcext:value-type="float">
            <text:p>102.7340171755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57];[.D57];[.F57])/SUM([.C57];[.E57];[.G57]))" office:value-type="float" office:value="101.594951639538" calcext:value-type="float">
            <text:p>101.5949516395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58];[.D58];[.F58])/SUM([.C58];[.E58];[.G58]))" office:value-type="float" office:value="122.145961689257" calcext:value-type="float">
            <text:p>122.1459616892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59];[.D59];[.F59])/SUM([.C59];[.E59];[.G59]))" office:value-type="float" office:value="123.87249562342" calcext:value-type="float">
            <text:p>123.872495623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formula="of:=1/(SUM(;[.B60];[.D60];[.F60])/SUM([.C60];[.E60];[.G60]))" office:value-type="float" office:value="129.108667004562" calcext:value-type="float">
            <text:p>129.1086670045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61];[.D61];[.F61])/SUM([.C61];[.E61];[.G61]))" office:value-type="float" office:value="125.424502635606" calcext:value-type="float">
            <text:p>125.4245026356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62];[.D62];[.F62])/SUM([.C62];[.E62];[.G62]))" office:value-type="float" office:value="130.868578972636" calcext:value-type="float">
            <text:p>130.868578972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63];[.D63];[.F63])/SUM([.C63];[.E63];[.G63]))" office:value-type="float" office:value="136.633737185461" calcext:value-type="float">
            <text:p>136.6337371854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formula="of:=1/(SUM(;[.B64];[.D64];[.F64])/SUM([.C64];[.E64];[.G64]))" office:value-type="float" office:value="138.715843911613" calcext:value-type="float">
            <text:p>138.715843911613</text:p>
          </table:table-cell>
          <table:table-cell table:number-columns-repeated="8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table:number-columns-repeated="4"/>
          <table:table-cell table:style-name="ce8"/>
          <table:table-cell table:number-columns-repeated="11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 odds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68];[.D68])/SUM([.C68];[.E68]))" office:value-type="float" office:value="3.99680962212646" calcext:value-type="float">
            <text:p>3.99680962212646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69];[.D69])/SUM([.C69];[.E69]))" office:value-type="float" office:value="13.0247962545518" calcext:value-type="float">
            <text:p>13.0247962545518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70];[.D70])/SUM([.C70];[.E70]))" office:value-type="float" office:value="24.379746835443" calcext:value-type="float">
            <text:p>24.379746835443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71];[.D71])/SUM([.C71];[.E71]))" office:value-type="float" office:value="8.8989443734279" calcext:value-type="float">
            <text:p>8.8989443734279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72];[.D72])/SUM([.C72];[.E72]))" office:value-type="float" office:value="146.898305084746" calcext:value-type="float">
            <text:p>146.898305084746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12"/>
          <table:table-cell table:style-name="ce12"/>
          <table:table-cell table:number-columns-repeated="1007"/>
        </table:table-row>
        <table:table-row table:style-name="ro1">
          <table:table-cell table:number-columns-repeated="1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Default" table:formula="of:=17+37+20+19+33" office:value-type="float" office:value="126" calcext:value-type="float">
            <text:p>126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77];[.D77];[.F77];[.H77])/SUM([.C77];[.E77];[.G77];[.I77]))" office:value-type="float" office:value="162.147084100675" calcext:value-type="float">
            <text:p>162.147084100675</text:p>
          </table:table-cell>
          <table:table-cell table:formula="of:=(SUM([.B77];[.D77];[.F77];[.H77])/SUM([.C77];[.E77];[.G77];[.I77]))" office:value-type="float" office:value="0.00616724010515731" calcext:value-type="float">
            <text:p>0.00616724010515731</text:p>
          </table:table-cell>
          <table:table-cell office:value-type="float" office:value="5" calcext:value-type="float">
            <text:p>5</text:p>
          </table:table-cell>
          <table:table-cell table:formula="of:=[.K77]/[.L77]" office:value-type="float" office:value="0.00123344802103146" calcext:value-type="float">
            <text:p>0.00123344802103146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style-name="Default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8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78];[.D78];[.F78];[.H78])/SUM([.C78];[.E78];[.G78];[.I78]))" office:value-type="float" office:value="50.0966106218308" calcext:value-type="float">
            <text:p>50.0966106218308</text:p>
          </table:table-cell>
          <table:table-cell table:formula="of:=(SUM([.B78];[.D78];[.F78];[.H78])/SUM([.C78];[.E78];[.G78];[.I78]))" office:value-type="float" office:value="0.0199614302761677" calcext:value-type="float">
            <text:p>0.0199614302761677</text:p>
          </table:table-cell>
          <table:table-cell office:value-type="float" office:value="22" calcext:value-type="float">
            <text:p>22</text:p>
          </table:table-cell>
          <table:table-cell table:formula="of:=[.K78]/[.L78]" office:value-type="float" office:value="0.000907337739825807" calcext:value-type="float">
            <text:p>0.000907337739825807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79];[.D79];[.F79];[.H79])/SUM([.C79];[.E79];[.G79];[.I79]))" office:value-type="float" office:value="94.4306450227604" calcext:value-type="float">
            <text:p>94.4306450227604</text:p>
          </table:table-cell>
          <table:table-cell table:formula="of:=(SUM([.B79];[.D79];[.F79];[.H79])/SUM([.C79];[.E79];[.G79];[.I79]))" office:value-type="float" office:value="0.0105897825833867" calcext:value-type="float">
            <text:p>0.0105897825833867</text:p>
          </table:table-cell>
          <table:table-cell office:value-type="float" office:value="11" calcext:value-type="float">
            <text:p>11</text:p>
          </table:table-cell>
          <table:table-cell table:formula="of:=[.K79]/[.L79]" office:value-type="float" office:value="0.000962707507580608" calcext:value-type="float">
            <text:p>0.000962707507580608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8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80];[.D80];[.F80];[.H80])/SUM([.C80];[.E80];[.G80];[.I80]))" office:value-type="float" office:value="97.5213766187688" calcext:value-type="float">
            <text:p>97.5213766187688</text:p>
          </table:table-cell>
          <table:table-cell table:formula="of:=(SUM([.B80];[.D80];[.F80];[.H80])/SUM([.C80];[.E80];[.G80];[.I80]))" office:value-type="float" office:value="0.010254162058327" calcext:value-type="float">
            <text:p>0.010254162058327</text:p>
          </table:table-cell>
          <table:table-cell office:value-type="float" office:value="16" calcext:value-type="float">
            <text:p>16</text:p>
          </table:table-cell>
          <table:table-cell table:formula="of:=[.K80]/[.L80]" office:value-type="float" office:value="0.000640885128645439" calcext:value-type="float">
            <text:p>0.000640885128645439</text:p>
          </table:table-cell>
          <table:table-cell office:value-type="string" calcext:value-type="string">
            <text:p>Rainbow Eeveelutions seem to be rarer than other rainbows</text:p>
          </table:table-cell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81];[.D81];[.F81];[.H81])/SUM([.C81];[.E81];[.G81];[.I81]))" office:value-type="float" office:value="289.377616777884" calcext:value-type="float">
            <text:p>289.377616777884</text:p>
          </table:table-cell>
          <table:table-cell table:formula="of:=(SUM([.B81];[.D81];[.F81];[.H81])/SUM([.C81];[.E81];[.G81];[.I81]))" office:value-type="float" office:value="0.00345569229277179" calcext:value-type="float">
            <text:p>0.00345569229277179</text:p>
          </table:table-cell>
          <table:table-cell office:value-type="float" office:value="6" calcext:value-type="float">
            <text:p>6</text:p>
          </table:table-cell>
          <table:table-cell table:formula="of:=[.K81]/[.L81]" office:value-type="float" office:value="0.000575948715461964" calcext:value-type="float">
            <text:p>0.000575948715461964</text:p>
          </table:table-cell>
          <table:table-cell office:value-type="string" calcext:value-type="string">
            <text:p>Eeveelution Pull rate</text:p>
          </table:table-cell>
          <table:table-cell table:style-name="ce12" table:formula="of:=28/19872" office:value-type="float" office:value="0.00140901771336554" calcext:value-type="float">
            <text:p>0.00140901771336554</text:p>
          </table:table-cell>
          <table:table-cell table:style-name="ce12" table:formula="of:=1/[.O81]" office:value-type="float" office:value="709.714285714286" calcext:value-type="float">
            <text:p>709.714285714286</text:p>
          </table:table-cell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82];[.D82];[.F82];[.H82])/SUM([.C82];[.E82];[.G82];[.I82]))" office:value-type="float" office:value="106.199855988479" calcext:value-type="float">
            <text:p>106.199855988479</text:p>
          </table:table-cell>
          <table:table-cell table:formula="of:=(SUM([.B82];[.D82];[.F82];[.H82])/SUM([.C82];[.E82];[.G82];[.I82]))" office:value-type="float" office:value="0.00941620862563583" calcext:value-type="float">
            <text:p>0.00941620862563583</text:p>
          </table:table-cell>
          <table:table-cell office:value-type="float" office:value="12" calcext:value-type="float">
            <text:p>12</text:p>
          </table:table-cell>
          <table:table-cell table:formula="of:=[.K82]/[.L82]" office:value-type="float" office:value="0.000784684052136319" calcext:value-type="float">
            <text:p>0.000784684052136319</text:p>
          </table:table-cell>
          <table:table-cell office:value-type="string" calcext:value-type="string">
            <text:p>Others Pull Rate</text:p>
          </table:table-cell>
          <table:table-cell table:style-name="ce12" table:formula="of:=[.K80]-[.O81]" office:value-type="float" office:value="0.00884514434496149" calcext:value-type="float">
            <text:p>0.00884514434496149</text:p>
          </table:table-cell>
          <table:table-cell table:style-name="ce12" table:formula="of:=1/[.O82]" office:value-type="float" office:value="113.056379975261" calcext:value-type="float">
            <text:p>113.056379975261</text:p>
          </table:table-cell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83];[.D83];[.F83];[.H83])/SUM([.C83];[.E83];[.G83];[.I83]))" office:value-type="float" office:value="17.9071633237822" calcext:value-type="float">
            <text:p>17.9071633237822</text:p>
          </table:table-cell>
          <table:table-cell table:formula="of:=(SUM([.B83];[.D83];[.F83];[.H83])/SUM([.C83];[.E83];[.G83];[.I83]))" office:value-type="float" office:value="0.0558435739887353" calcext:value-type="float">
            <text:p>0.0558435739887353</text:p>
          </table:table-cell>
          <table:table-cell office:value-type="float" office:value="15" calcext:value-type="float">
            <text:p>15</text:p>
          </table:table-cell>
          <table:table-cell table:formula="of:=[.K83]/[.L83]" office:value-type="float" office:value="0.00372290493258235" calcext:value-type="float">
            <text:p>0.00372290493258235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Default"/>
          <table:table-cell/>
          <table:table-cell table:style-name="ce8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84];[.D84];[.F84];[.H84])/SUM([.B77];[.E84];[.G84];[.I84]))" office:value-type="float" office:value="11.2536040609137" calcext:value-type="float">
            <text:p>11.2536040609137</text:p>
          </table:table-cell>
          <table:table-cell table:formula="of:=(SUM([.B84];[.D84];[.F84];[.H84])/SUM([.C84];[.E84];[.G84];[.I84]))" office:value-type="float" office:value="0.0900205761316873" calcext:value-type="float">
            <text:p>0.0900205761316873</text:p>
          </table:table-cell>
          <table:table-cell office:value-type="float" office:value="18" calcext:value-type="float">
            <text:p>18</text:p>
          </table:table-cell>
          <table:table-cell table:formula="of:=[.K84]/[.L84]" office:value-type="float" office:value="0.00500114311842707" calcext:value-type="float">
            <text:p>0.00500114311842707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9"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table:style-name="ce8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8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8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/>
          <table:table-cell table:style-name="ce8"/>
          <table:table-cell/>
          <table:table-cell table:style-name="ce8" table:number-columns-repeated="2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8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8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90];[.D90];[.F90];[.H90])/SUM([.C90];[.E90];[.G90];[.I90]))" office:value-type="float" office:value="78.0364741641337" calcext:value-type="float">
            <text:p>78.0364741641337</text:p>
          </table:table-cell>
          <table:table-cell table:formula="of:=(SUM([.B90];[.D90];[.F90];[.H90])/SUM([.C90];[.E90];[.G90];[.I90]))" office:value-type="float" office:value="0.0128145205266028" calcext:value-type="float">
            <text:p>0.0128145205266028</text:p>
          </table:table-cell>
          <table:table-cell office:value-type="float" office:value="13" calcext:value-type="float">
            <text:p>13</text:p>
          </table:table-cell>
          <table:table-cell table:formula="of:=[.K90]/[.L90]" office:value-type="float" office:value="0.000985732348200215" calcext:value-type="float">
            <text:p>0.000985732348200215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8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91];[.D91];[.F91];[.H91])/SUM([.C91];[.E91];[.G91];[.I91]))" office:value-type="float" office:value="56.3026315789474" calcext:value-type="float">
            <text:p>56.3026315789474</text:p>
          </table:table-cell>
          <table:table-cell table:formula="of:=(SUM([.B91];[.D91];[.F91];[.H91])/SUM([.C91];[.E91];[.G91];[.I91]))" office:value-type="float" office:value="0.017761159149334" calcext:value-type="float">
            <text:p>0.017761159149334</text:p>
          </table:table-cell>
          <table:table-cell office:value-type="float" office:value="16" calcext:value-type="float">
            <text:p>16</text:p>
          </table:table-cell>
          <table:table-cell table:formula="of:=[.K91]/[.L91]" office:value-type="float" office:value="0.00111007244683337" calcext:value-type="float">
            <text:p>0.0011100724468333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8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92];[.D92];[.F92];[.H92])/SUM([.C92];[.E92];[.G92];[.I92]))" office:value-type="float" office:value="132.340206185567" calcext:value-type="float">
            <text:p>132.340206185567</text:p>
          </table:table-cell>
          <table:table-cell table:formula="of:=(SUM([.B92];[.D92];[.F92];[.H92])/SUM([.C92];[.E92];[.G92];[.I92]))" office:value-type="float" office:value="0.00755628262054997" calcext:value-type="float">
            <text:p>0.00755628262054997</text:p>
          </table:table-cell>
          <table:table-cell office:value-type="float" office:value="10" calcext:value-type="float">
            <text:p>10</text:p>
          </table:table-cell>
          <table:table-cell table:formula="of:=[.K92]/[.L92]" office:value-type="float" office:value="0.000755628262054997" calcext:value-type="float">
            <text:p>0.00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8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93];[.D93];[.F93];[.H93])/SUM([.C93];[.E93];[.G93];[.I93]))" office:value-type="float" office:value="95.7985074626866" calcext:value-type="float">
            <text:p>95.7985074626866</text:p>
          </table:table-cell>
          <table:table-cell table:formula="of:=(SUM([.B93];[.D93];[.F93];[.H93])/SUM([.C93];[.E93];[.G93];[.I93]))" office:value-type="float" office:value="0.0104385759912752" calcext:value-type="float">
            <text:p>0.0104385759912752</text:p>
          </table:table-cell>
          <table:table-cell office:value-type="float" office:value="20" calcext:value-type="float">
            <text:p>20</text:p>
          </table:table-cell>
          <table:table-cell table:formula="of:=[.K93]/[.L93]" office:value-type="float" office:value="0.000521928799563761" calcext:value-type="float">
            <text:p>0.00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94];[.D94];[.F94];[.H94])/SUM([.C94];[.E94];[.G94];[.I94]))" office:value-type="float" office:value="611.285714285714" calcext:value-type="float">
            <text:p>611.285714285714</text:p>
          </table:table-cell>
          <table:table-cell table:formula="of:=(SUM([.B94];[.D94];[.F94];[.H94])/SUM([.C94];[.E94];[.G94];[.I94]))" office:value-type="float" office:value="0.00163589623743865" calcext:value-type="float">
            <text:p>0.00163589623743865</text:p>
          </table:table-cell>
          <table:table-cell office:value-type="float" office:value="3" calcext:value-type="float">
            <text:p>3</text:p>
          </table:table-cell>
          <table:table-cell table:formula="of:=[.K94]/[.L94]" office:value-type="float" office:value="0.000545298745812885" calcext:value-type="float">
            <text:p>0.00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8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95];[.D95];[.F95];[.H95])/SUM([.C95];[.E95];[.G95];[.I95]))" office:value-type="float" office:value="106.53112033195" calcext:value-type="float">
            <text:p>106.53112033195</text:p>
          </table:table-cell>
          <table:table-cell table:formula="of:=(SUM([.B95];[.D95];[.F95];[.H95])/SUM([.C95];[.E95];[.G95];[.I95]))" office:value-type="float" office:value="0.00938692841006466" calcext:value-type="float">
            <text:p>0.00938692841006466</text:p>
          </table:table-cell>
          <table:table-cell office:value-type="float" office:value="12" calcext:value-type="float">
            <text:p>12</text:p>
          </table:table-cell>
          <table:table-cell table:formula="of:=[.K95]/[.L95]" office:value-type="float" office:value="0.000782244034172055" calcext:value-type="float">
            <text:p>0.00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96];[.D96];[.F96];[.H96])/SUM([.C96];[.E96];[.G96];[.I96]))" office:value-type="float" office:value="24.2555910543131" calcext:value-type="float">
            <text:p>24.2555910543131</text:p>
          </table:table-cell>
          <table:table-cell table:formula="of:=(SUM([.B96];[.D96];[.F96];[.H96])/SUM([.C96];[.E96];[.G96];[.I96]))" office:value-type="float" office:value="0.0412276080084299" calcext:value-type="float">
            <text:p>0.0412276080084299</text:p>
          </table:table-cell>
          <table:table-cell office:value-type="float" office:value="8" calcext:value-type="float">
            <text:p>8</text:p>
          </table:table-cell>
          <table:table-cell table:formula="of:=[.K96]/[.L96]" office:value-type="float" office:value="0.00515345100105374" calcext:value-type="float">
            <text:p>0.00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97];[.D97];[.F97];[.H97])/SUM([.C97];[.E97];[.G97];[.I97]))" office:value-type="float" office:value="7.89189189189189" calcext:value-type="float">
            <text:p>7.89189189189189</text:p>
          </table:table-cell>
          <table:table-cell table:formula="of:=(SUM([.B97];[.D97];[.F97];[.H97])/SUM([.C97];[.E97];[.G97];[.I97]))" office:value-type="float" office:value="0.126712328767123" calcext:value-type="float">
            <text:p>0.126712328767123</text:p>
          </table:table-cell>
          <table:table-cell office:value-type="float" office:value="15" calcext:value-type="float">
            <text:p>15</text:p>
          </table:table-cell>
          <table:table-cell table:formula="of:=[.K97]/[.L97]" office:value-type="float" office:value="0.00844748858447489" calcext:value-type="float">
            <text:p>0.00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Default" table:number-columns-repeated="2"/>
          <table:table-cell/>
          <table:table-cell table:style-name="ce8"/>
          <table:table-cell table:number-columns-repeated="4"/>
          <table:table-cell table:formula="of:=1/(SUM([.B98];[.D98];[.F98];[.H98])/SUM([.C98];[.E98];[.G98];[.I98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03];[.D103];[.F103];[.H103])/SUM([.C103];[.E103];[.G103];[.I103]))" office:value-type="float" office:value="71.523178807947" calcext:value-type="float">
            <text:p>71.523178807947</text:p>
          </table:table-cell>
          <table:table-cell table:formula="of:=(SUM([.B103];[.D103];[.F103];[.H103])/SUM([.C103];[.E103];[.G103];[.I103]))" office:value-type="float" office:value="0.0139814814814815" calcext:value-type="float">
            <text:p>0.0139814814814815</text:p>
          </table:table-cell>
          <table:table-cell office:value-type="float" office:value="6" calcext:value-type="float">
            <text:p>6</text:p>
          </table:table-cell>
          <table:table-cell table:formula="of:=[.K103]/[.L103]" office:value-type="float" office:value="0.00233024691358025" calcext:value-type="float">
            <text:p>0.00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04];[.D104];[.F104];[.H104])/SUM([.C104];[.E104];[.G104];[.I104]))" office:value-type="float" office:value="54.9618320610687" calcext:value-type="float">
            <text:p>54.9618320610687</text:p>
          </table:table-cell>
          <table:table-cell table:formula="of:=(SUM([.B104];[.D104];[.F104];[.H104])/SUM([.C104];[.E104];[.G104];[.I104]))" office:value-type="float" office:value="0.0181944444444444" calcext:value-type="float">
            <text:p>0.0181944444444444</text:p>
          </table:table-cell>
          <table:table-cell office:value-type="float" office:value="12" calcext:value-type="float">
            <text:p>12</text:p>
          </table:table-cell>
          <table:table-cell table:formula="of:=[.K104]/[.L104]" office:value-type="float" office:value="0.0015162037037037" calcext:value-type="float">
            <text:p>0.0015162037037037</text:p>
          </table:table-cell>
          <table:table-cell table:style-name="Default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12" table:formula="of:=1/[.O104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05];[.D105];[.F105];[.H105])/SUM([.C105];[.E105];[.G105];[.I105]))" office:value-type="float" office:value="158.823529411765" calcext:value-type="float">
            <text:p>158.823529411765</text:p>
          </table:table-cell>
          <table:table-cell table:formula="of:=(SUM([.B105];[.D105];[.F105];[.H105])/SUM([.C105];[.E105];[.G105];[.I105]))" office:value-type="float" office:value="0.0062962962962963" calcext:value-type="float">
            <text:p>0.0062962962962963</text:p>
          </table:table-cell>
          <table:table-cell office:value-type="float" office:value="4" calcext:value-type="float">
            <text:p>4</text:p>
          </table:table-cell>
          <table:table-cell table:formula="of:=[.K105]/[.L105]" office:value-type="float" office:value="0.00157407407407407" calcext:value-type="float">
            <text:p>0.00157407407407407</text:p>
          </table:table-cell>
          <table:table-cell office:value-type="string" calcext:value-type="string">
            <text:p>Others pull rate</text:p>
          </table:table-cell>
          <table:table-cell table:formula="of:=[.K103]-[.O104]" office:value-type="float" office:value="0.0124959652645961" calcext:value-type="float">
            <text:p>0.0124959652645961</text:p>
          </table:table-cell>
          <table:table-cell table:style-name="ce12" table:formula="of:=1/[.O105]" office:value-type="float" office:value="80.02583064417" calcext:value-type="float">
            <text:p>80.025830644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06];[.D106];[.F106];[.H106])/SUM([.C106];[.E106];[.G106];[.I106]))" office:value-type="float" office:value="91.1392405063291" calcext:value-type="float">
            <text:p>91.1392405063291</text:p>
          </table:table-cell>
          <table:table-cell table:formula="of:=(SUM([.B106];[.D106];[.F106];[.H106])/SUM([.C106];[.E106];[.G106];[.I106]))" office:value-type="float" office:value="0.0109722222222222" calcext:value-type="float">
            <text:p>0.0109722222222222</text:p>
          </table:table-cell>
          <table:table-cell office:value-type="float" office:value="12" calcext:value-type="float">
            <text:p>12</text:p>
          </table:table-cell>
          <table:table-cell table:formula="of:=[.K106]/[.L106]" office:value-type="float" office:value="0.000914351851851852" calcext:value-type="float">
            <text:p>0.000914351851851852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07];[.D107];[.F107];[.H107])/SUM([.C107];[.E107];[.G107];[.I107]))" office:value-type="float" office:value="696.774193548387" calcext:value-type="float">
            <text:p>696.774193548387</text:p>
          </table:table-cell>
          <table:table-cell table:formula="of:=(SUM([.B107];[.D107];[.F107];[.H107])/SUM([.C107];[.E107];[.G107];[.I107]))" office:value-type="float" office:value="0.00143518518518519" calcext:value-type="float">
            <text:p>0.00143518518518519</text:p>
          </table:table-cell>
          <table:table-cell office:value-type="float" office:value="2" calcext:value-type="float">
            <text:p>2</text:p>
          </table:table-cell>
          <table:table-cell table:formula="of:=[.K107]/[.L107]" office:value-type="float" office:value="0.000717592592592593" calcext:value-type="float">
            <text:p>0.00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08];[.D108];[.F108];[.H108])/SUM([.C108];[.E108];[.G108];[.I108]))" office:value-type="float" office:value="106.4039408867" calcext:value-type="float">
            <text:p>106.4039408867</text:p>
          </table:table-cell>
          <table:table-cell table:formula="of:=(SUM([.B108];[.D108];[.F108];[.H108])/SUM([.C108];[.E108];[.G108];[.I108]))" office:value-type="float" office:value="0.00939814814814815" calcext:value-type="float">
            <text:p>0.00939814814814815</text:p>
          </table:table-cell>
          <table:table-cell office:value-type="float" office:value="6" calcext:value-type="float">
            <text:p>6</text:p>
          </table:table-cell>
          <table:table-cell table:formula="of:=[.K108]/[.L108]" office:value-type="float" office:value="0.00156635802469136" calcext:value-type="float">
            <text:p>0.00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109];[.D109];[.F109];[.H109])/SUM([.C109];[.E109];[.G109];[.I109]))" office:value-type="float" office:value="23.0327868852459" calcext:value-type="float">
            <text:p>23.0327868852459</text:p>
          </table:table-cell>
          <table:table-cell table:formula="of:=(SUM([.B109];[.D109];[.F109];[.H109])/SUM([.C109];[.E109];[.G109];[.I109]))" office:value-type="float" office:value="0.0434163701067616" calcext:value-type="float">
            <text:p>0.0434163701067616</text:p>
          </table:table-cell>
          <table:table-cell office:value-type="float" office:value="6" calcext:value-type="float">
            <text:p>6</text:p>
          </table:table-cell>
          <table:table-cell table:formula="of:=[.K109]/[.L109]" office:value-type="float" office:value="0.00723606168446026" calcext:value-type="float">
            <text:p>0.00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110];[.D110];[.F110];[.H110])/SUM([.C110];[.E110];[.G110];[.I110]))" office:value-type="float" office:value="8.26470588235294" calcext:value-type="float">
            <text:p>8.26470588235294</text:p>
          </table:table-cell>
          <table:table-cell table:formula="of:=(SUM([.B110];[.D110];[.F110];[.H110])/SUM([.C110];[.E110];[.G110];[.I110]))" office:value-type="float" office:value="0.120996441281139" calcext:value-type="float">
            <text:p>0.120996441281139</text:p>
          </table:table-cell>
          <table:table-cell office:value-type="float" office:value="12" calcext:value-type="float">
            <text:p>12</text:p>
          </table:table-cell>
          <table:table-cell table:formula="of:=[.K110]/[.L110]" office:value-type="float" office:value="0.0100830367734282" calcext:value-type="float">
            <text:p>0.01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4"/>
          <table:table-cell table:formula="of:=1/(SUM([.B111];[.D111];[.F111];[.H111])/SUM([.C111];[.E111];[.G111];[.I111]))" office:value-type="string" office:string-value="" calcext:value-type="error">
            <text:p>#DIV/0!</text:p>
          </table:table-cell>
          <table:table-cell table:formula="of:=(SUM([.B111];[.D111];[.F111];[.H111])/SUM([.C111];[.E111];[.G111];[.I111]))" office:value-type="string" office:string-value="" calcext:value-type="error">
            <text:p>#DIV/0!</text:p>
          </table:table-cell>
          <table:table-cell/>
          <table:table-cell table:formula="of:=[.K111]/[.L11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16];[.D116];[.F116];[.F116])/SUM([.C116];[.E116];[.G116];[.G116]))" office:value-type="float" office:value="8.96296296296296" calcext:value-type="float">
            <text:p>8.96296296296296</text:p>
          </table:table-cell>
          <table:table-cell table:formula="of:=(SUM([.B116];[.D116];[.F116];[.H116])/SUM([.C116];[.E116];[.G116];[.I116]))" office:value-type="float" office:value="0.110765643218033" calcext:value-type="float">
            <text:p>0.110765643218033</text:p>
          </table:table-cell>
          <table:table-cell/>
          <table:table-cell table:formula="of:=[.K116]/[.L116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17];[.D117];[.F117];[.F117])/SUM([.C117];[.E117];[.G117];[.G117]))" office:value-type="float" office:value="19.769014084507" calcext:value-type="float">
            <text:p>19.769014084507</text:p>
          </table:table-cell>
          <table:table-cell table:formula="of:=(SUM([.B117];[.D117];[.F117];[.H117])/SUM([.C117];[.E117];[.G117];[.I117]))" office:value-type="float" office:value="0.0516906335017489" calcext:value-type="float">
            <text:p>0.0516906335017489</text:p>
          </table:table-cell>
          <table:table-cell/>
          <table:table-cell table:formula="of:=[.K117]/[.L117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18];[.D118];[.F118];[.F118])/SUM([.C118];[.E118];[.G118];[.G118]))" office:value-type="float" office:value="81.6046511627907" calcext:value-type="float">
            <text:p>81.6046511627907</text:p>
          </table:table-cell>
          <table:table-cell table:formula="of:=(SUM([.B118];[.D118];[.F118];[.H118])/SUM([.C118];[.E118];[.G118];[.I118]))" office:value-type="float" office:value="0.0114652157015157" calcext:value-type="float">
            <text:p>0.0114652157015157</text:p>
          </table:table-cell>
          <table:table-cell/>
          <table:table-cell table:formula="of:=[.K118]/[.L118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51.804cm" draw:caption-point-x="-0.61cm" draw:caption-point-y="1.5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19];[.D119];[.F119];[.F119])/SUM([.C119];[.E119];[.G119];[.G119]))" office:value-type="float" office:value="31.6126126126126" calcext:value-type="float">
            <text:p>31.6126126126126</text:p>
          </table:table-cell>
          <table:table-cell table:formula="of:=(SUM([.B119];[.D119];[.F119];[.H119])/SUM([.C119];[.E119];[.G119];[.I119]))" office:value-type="float" office:value="0.0301204819277108" calcext:value-type="float">
            <text:p>0.0301204819277108</text:p>
          </table:table-cell>
          <table:table-cell office:value-type="float" office:value="8" calcext:value-type="float">
            <text:p>8</text:p>
          </table:table-cell>
          <table:table-cell table:formula="of:=[.K119]/[.L119]" office:value-type="float" office:value="0.00376506024096386" calcext:value-type="float">
            <text:p>0.00376506024096386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20];[.D120];[.F120];[.F120])/SUM([.C120];[.E120];[.G120];[.G120]))" office:value-type="float" office:value="17.2432432432432" calcext:value-type="float">
            <text:p>17.2432432432432</text:p>
          </table:table-cell>
          <table:table-cell table:formula="of:=(SUM([.B120];[.D120];[.F120];[.H120])/SUM([.C120];[.E120];[.G120];[.I120]))" office:value-type="float" office:value="0.0573260785075787" calcext:value-type="float">
            <text:p>0.0573260785075787</text:p>
          </table:table-cell>
          <table:table-cell/>
          <table:table-cell table:formula="of:=[.K120]/[.L120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21];[.D121];[.F121];[.F121])/SUM([.C121];[.E121];[.G121];[.G121]))" office:value-type="float" office:value="4.45587301587302" calcext:value-type="float">
            <text:p>4.45587301587302</text:p>
          </table:table-cell>
          <table:table-cell table:formula="of:=(SUM([.B121];[.D121];[.F121];[.H121])/SUM([.C121];[.E121];[.G121];[.I121]))" office:value-type="float" office:value="0.225806451612903" calcext:value-type="float">
            <text:p>0.225806451612903</text:p>
          </table:table-cell>
          <table:table-cell office:value-type="float" office:value="104" calcext:value-type="float">
            <text:p>104</text:p>
          </table:table-cell>
          <table:table-cell table:formula="of:=[.K121]/[.L121]" office:value-type="float" office:value="0.0021712158808933" calcext:value-type="float">
            <text:p>0.0021712158808933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22];[.D122];[.F122];[.F122])/SUM([.C122];[.E122];[.G122];[.G122]))" office:value-type="float" office:value="15.9438943894389" calcext:value-type="float">
            <text:p>15.9438943894389</text:p>
          </table:table-cell>
          <table:table-cell table:formula="of:=(SUM([.B122];[.D122];[.F122];[.H122])/SUM([.C122];[.E122];[.G122];[.I122]))" office:value-type="float" office:value="0.0645488340655627" calcext:value-type="float">
            <text:p>0.0645488340655627</text:p>
          </table:table-cell>
          <table:table-cell office:value-type="float" office:value="9" calcext:value-type="float">
            <text:p>9</text:p>
          </table:table-cell>
          <table:table-cell table:formula="of:=[.K122]/[.L122]" office:value-type="float" office:value="0.00717209267395141" calcext:value-type="float">
            <text:p>0.00717209267395141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23];[.D123];[.F123];[.F123])/SUM([.C123];[.E123];[.G123];[.G123]))" office:value-type="float" office:value="28.0872093023256" calcext:value-type="float">
            <text:p>28.0872093023256</text:p>
          </table:table-cell>
          <table:table-cell table:formula="of:=(SUM([.B123];[.D123];[.F123];[.H123])/SUM([.C123];[.E123];[.G123];[.I123]))" office:value-type="float" office:value="0.0337952010814464" calcext:value-type="float">
            <text:p>0.0337952010814464</text:p>
          </table:table-cell>
          <table:table-cell office:value-type="float" office:value="7" calcext:value-type="float">
            <text:p>7</text:p>
          </table:table-cell>
          <table:table-cell table:formula="of:=[.K123]/[.L123]" office:value-type="float" office:value="0.00482788586877806" calcext:value-type="float">
            <text:p>0.00482788586877806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Default" table:formula="of:=[.E124]/109.35" office:value-type="float" office:value="20" calcext:value-type="float">
            <text:p>2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24];[.D124];[.F124];[.F124])/SUM([.C124];[.E124];[.G124];[.G124]))" office:value-type="float" office:value="98.8450704225352" calcext:value-type="float">
            <text:p>98.8450704225352</text:p>
          </table:table-cell>
          <table:table-cell table:formula="of:=(SUM([.B124];[.D124];[.F124];[.H124])/SUM([.C124];[.E124];[.G124];[.I124]))" office:value-type="float" office:value="0.00952195880295375" calcext:value-type="float">
            <text:p>0.00952195880295375</text:p>
          </table:table-cell>
          <table:table-cell office:value-type="float" office:value="2" calcext:value-type="float">
            <text:p>2</text:p>
          </table:table-cell>
          <table:table-cell table:formula="of:=[.K124]/[.L124]" office:value-type="float" office:value="0.00476097940147688" calcext:value-type="float">
            <text:p>0.00476097940147688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187" calcext:value-type="float">
            <text:p>2187</text:p>
          </table:table-cell>
          <table:table-cell table:number-columns-repeated="2"/>
          <table:table-cell table:style-name="Default" table:number-columns-repeated="2"/>
          <table:table-cell table:formula="of:=1/(SUM([.B125];[.D125];[.F125];[.F125])/SUM([.C125];[.E125];[.G125];[.G125]))" office:value-type="float" office:value="192.588235294118" calcext:value-type="float">
            <text:p>192.588235294118</text:p>
          </table:table-cell>
          <table:table-cell table:formula="of:=(SUM([.B125];[.D125];[.F125];[.H125])/SUM([.C125];[.E125];[.G125];[.I125]))" office:value-type="float" office:value="0.00519242516799023" calcext:value-type="float">
            <text:p>0.00519242516799023</text:p>
          </table:table-cell>
          <table:table-cell office:value-type="float" office:value="1" calcext:value-type="float">
            <text:p>1</text:p>
          </table:table-cell>
          <table:table-cell table:formula="of:=[.K125]/[.L125]" office:value-type="float" office:value="0.00519242516799023" calcext:value-type="float">
            <text:p>0.00519242516799023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Default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Default" table:number-columns-repeated="2"/>
          <table:table-cell/>
          <table:table-cell table:style-name="ce9"/>
          <table:table-cell table:number-columns-repeated="2"/>
          <table:table-cell table:formula="of:=1/(SUM([.B130];[.D130];[.F130];[.H130])/SUM([.C130];[.E130];[.G130];[.I130]))" office:value-type="float" office:value="5.9672131147541" calcext:value-type="float">
            <text:p>5.9672131147541</text:p>
          </table:table-cell>
          <table:table-cell table:formula="of:=(SUM([.B130];[.D130];[.F130];[.H130])/SUM([.C130];[.E130];[.G130];[.I130]))" office:value-type="float" office:value="0.167582417582418" calcext:value-type="float">
            <text:p>0.167582417582418</text:p>
          </table:table-cell>
          <table:table-cell/>
          <table:table-cell table:formula="of:=[.K130]/[.L13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31];[.D131];[.F131];[.H131])/SUM([.C131];[.E131];[.G131];[.I131]))" office:value-type="float" office:value="7.51219512195122" calcext:value-type="float">
            <text:p>7.51219512195122</text:p>
          </table:table-cell>
          <table:table-cell table:formula="of:=(SUM([.B131];[.D131];[.F131];[.H131])/SUM([.C131];[.E131];[.G131];[.I131]))" office:value-type="float" office:value="0.133116883116883" calcext:value-type="float">
            <text:p>0.133116883116883</text:p>
          </table:table-cell>
          <table:table-cell/>
          <table:table-cell table:formula="of:=[.K131]/[.L13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32];[.D132];[.F132];[.H132])/SUM([.C132];[.E132];[.G132];[.I132]))" office:value-type="float" office:value="22.4" calcext:value-type="float">
            <text:p>22.4</text:p>
          </table:table-cell>
          <table:table-cell table:formula="of:=(SUM([.B132];[.D132];[.F132];[.H132])/SUM([.C132];[.E132];[.G132];[.I132]))" office:value-type="float" office:value="0.0446428571428571" calcext:value-type="float">
            <text:p>0.0446428571428571</text:p>
          </table:table-cell>
          <table:table-cell/>
          <table:table-cell table:formula="of:=[.K132]/[.L13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33];[.D133];[.F133];[.H133])/SUM([.C133];[.E133];[.G133];[.I133]))" office:value-type="float" office:value="35.8834951456311" calcext:value-type="float">
            <text:p>35.8834951456311</text:p>
          </table:table-cell>
          <table:table-cell table:formula="of:=(SUM([.B133];[.D133];[.F133];[.H133])/SUM([.C133];[.E133];[.G133];[.I133]))" office:value-type="float" office:value="0.0278679653679654" calcext:value-type="float">
            <text:p>0.0278679653679654</text:p>
          </table:table-cell>
          <table:table-cell office:value-type="float" office:value="13" calcext:value-type="float">
            <text:p>13</text:p>
          </table:table-cell>
          <table:table-cell table:formula="of:=[.K133]/[.L133]" office:value-type="float" office:value="0.00214368964368964" calcext:value-type="float">
            <text:p>0.002143689643689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34];[.D134];[.F134];[.H134])/SUM([.C134];[.E134];[.G134];[.I134]))" office:value-type="float" office:value="82.1333333333333" calcext:value-type="float">
            <text:p>82.1333333333333</text:p>
          </table:table-cell>
          <table:table-cell table:formula="of:=(SUM([.B134];[.D134];[.F134];[.H134])/SUM([.C134];[.E134];[.G134];[.I134]))" office:value-type="float" office:value="0.0121753246753247" calcext:value-type="float">
            <text:p>0.0121753246753247</text:p>
          </table:table-cell>
          <table:table-cell office:value-type="float" office:value="7" calcext:value-type="float">
            <text:p>7</text:p>
          </table:table-cell>
          <table:table-cell table:formula="of:=[.K134]/[.L134]" office:value-type="float" office:value="0.00173933209647495" calcext:value-type="float">
            <text:p>0.001739332096474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35];[.D135];[.F135];[.H135])/SUM([.C135];[.E135];[.G135];[.I135]))" office:value-type="float" office:value="71.0769230769231" calcext:value-type="float">
            <text:p>71.0769230769231</text:p>
          </table:table-cell>
          <table:table-cell table:formula="of:=(SUM([.B135];[.D135];[.F135];[.H135])/SUM([.C135];[.E135];[.G135];[.I135]))" office:value-type="float" office:value="0.0140692640692641" calcext:value-type="float">
            <text:p>0.0140692640692641</text:p>
          </table:table-cell>
          <table:table-cell office:value-type="float" office:value="12" calcext:value-type="float">
            <text:p>12</text:p>
          </table:table-cell>
          <table:table-cell table:formula="of:=[.K135]/[.L135]" office:value-type="float" office:value="0.00117243867243867" calcext:value-type="float">
            <text:p>0.001172438672438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36];[.D136];[.F136];[.H136])/SUM([.C136];[.E136];[.G136];[.I136]))" office:value-type="float" office:value="97.2631578947368" calcext:value-type="float">
            <text:p>97.2631578947368</text:p>
          </table:table-cell>
          <table:table-cell table:formula="of:=(SUM([.B136];[.D136];[.F136];[.H136])/SUM([.C136];[.E136];[.G136];[.I136]))" office:value-type="float" office:value="0.0102813852813853" calcext:value-type="float">
            <text:p>0.0102813852813853</text:p>
          </table:table-cell>
          <table:table-cell office:value-type="float" office:value="6" calcext:value-type="float">
            <text:p>6</text:p>
          </table:table-cell>
          <table:table-cell table:formula="of:=[.K136]/[.L136]" office:value-type="float" office:value="0.00171356421356421" calcext:value-type="float">
            <text:p>0.001713564213564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37];[.D137];[.F137];[.H137])/SUM([.C137];[.E137];[.G137];[.I137]))" office:value-type="float" office:value="17.9417475728155" calcext:value-type="float">
            <text:p>17.9417475728155</text:p>
          </table:table-cell>
          <table:table-cell table:formula="of:=(SUM([.B137];[.D137];[.F137];[.H137])/SUM([.C137];[.E137];[.G137];[.I137]))" office:value-type="float" office:value="0.0557359307359307" calcext:value-type="float">
            <text:p>0.0557359307359307</text:p>
          </table:table-cell>
          <table:table-cell/>
          <table:table-cell table:formula="of:=[.K137]/[.L13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Default" table:number-columns-repeated="2"/>
          <table:table-cell table:style-name="Default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Default" table:number-columns-repeated="5"/>
          <table:table-cell table:formula="of:=SUM([.K130:.K136])" office:value-type="float" office:value="0.409736097236097" calcext:value-type="float">
            <text:p>0.409736097236097</text:p>
          </table:table-cell>
          <table:table-cell table:number-columns-repeated="1013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42];[.D142];[.F142];[.H142])/SUM([.C142];[.E142];[.G142];[.I142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143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43];[.D143];[.F143];[.H143])/SUM([.C143];[.E143];[.G143];[.I143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44];[.D144];[.F144];[.H144])/SUM([.C144];[.E144];[.G144];[.I144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45];[.D145];[.F145];[.H145])/SUM([.C145];[.E145];[.G145];[.I145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46];[.D146];[.F146];[.H146])/SUM([.C146];[.E146];[.G146];[.I146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147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47];[.D147];[.F147];[.H147])/SUM([.C147];[.E147];[.G147];[.I147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148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48];[.D148];[.F148];[.H148])/SUM([.C148];[.E148];[.G148];[.I148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everse energy</text:p>
          </table:table-cell>
          <table:table-cell table:formula="of:=[.C149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Default" table:number-columns-repeated="4"/>
          <table:table-cell table:formula="of:=1/(SUM([.B149];[.D149];[.F149];[.H149])/SUM([.C149];[.E149];[.G149];[.I149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Default" office:value-type="float" office:value="377" calcext:value-type="float">
            <text:p>377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/>
          <table:table-cell table:style-name="ce9"/>
          <table:table-cell table:number-columns-repeated="2"/>
          <table:table-cell table:formula="of:=1/(SUM([.B158];[.D158];[.F158];[.H158])/SUM([.C158];[.E158];[.G158];[.I158]))" office:value-type="float" office:value="5.72944297082228" calcext:value-type="float">
            <text:p>5.72944297082228</text:p>
          </table:table-cell>
          <table:table-cell table:formula="of:=(SUM([.B158];[.D158];[.F158];[.H158])/SUM([.C158];[.E158];[.G158];[.I158]))" office:value-type="float" office:value="0.174537037037037" calcext:value-type="float">
            <text:p>0.17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159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59];[.D159];[.F159];[.H159])/SUM([.C159];[.E159];[.G159];[.I159]))" office:value-type="float" office:value="7.04020842667729" calcext:value-type="float">
            <text:p>7.04020842667729</text:p>
          </table:table-cell>
          <table:table-cell table:formula="of:=(SUM([.B159];[.D159];[.F159];[.H159])/SUM([.C159];[.E159];[.G159];[.I159]))" office:value-type="float" office:value="0.142041249263406" calcext:value-type="float">
            <text:p>0.14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160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60];[.D160];[.F160];[.H160])/SUM([.C160];[.E160];[.G160];[.I160]))" office:value-type="float" office:value="44.7120198134584" calcext:value-type="float">
            <text:p>44.7120198134584</text:p>
          </table:table-cell>
          <table:table-cell table:formula="of:=(SUM([.B160];[.D160];[.F160];[.H160])/SUM([.C160];[.E160];[.G160];[.I160]))" office:value-type="float" office:value="0.0223653506187389" calcext:value-type="float">
            <text:p>0.02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61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61];[.D161];[.F161];[.H161])/SUM([.C161];[.E161];[.G161];[.I161]))" office:value-type="float" office:value="35.0080970407121" calcext:value-type="float">
            <text:p>35.0080970407121</text:p>
          </table:table-cell>
          <table:table-cell table:formula="of:=(SUM([.B161];[.D161];[.F161];[.H161])/SUM([.C161];[.E161];[.G161];[.I161]))" office:value-type="float" office:value="0.0285648202710666" calcext:value-type="float">
            <text:p>0.02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162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62];[.D162];[.F162];[.H162])/SUM([.C162];[.E162];[.G162];[.I162]))" office:value-type="float" office:value="109.150785023766" calcext:value-type="float">
            <text:p>109.150785023766</text:p>
          </table:table-cell>
          <table:table-cell table:formula="of:=(SUM([.B162];[.D162];[.F162];[.H162])/SUM([.C162];[.E162];[.G162];[.I162]))" office:value-type="float" office:value="0.00916163818503241" calcext:value-type="float">
            <text:p>0.00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163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63];[.D163];[.F163];[.H163])/SUM([.C163];[.E163];[.G163];[.I163]))" office:value-type="float" office:value="81.8576920665088" calcext:value-type="float">
            <text:p>81.8576920665088</text:p>
          </table:table-cell>
          <table:table-cell table:formula="of:=(SUM([.B163];[.D163];[.F163];[.H163])/SUM([.C163];[.E163];[.G163];[.I163]))" office:value-type="float" office:value="0.0122163229228049" calcext:value-type="float">
            <text:p>0.01221632292280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164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64];[.D164];[.F164];[.H164])/SUM([.C164];[.E164];[.G164];[.I164]))" office:value-type="float" office:value="107.55005165191" calcext:value-type="float">
            <text:p>107.55005165191</text:p>
          </table:table-cell>
          <table:table-cell table:formula="of:=(SUM([.B164];[.D164];[.F164];[.H164])/SUM([.C164];[.E164];[.G164];[.I164]))" office:value-type="float" office:value="0.00929799646434885" calcext:value-type="float">
            <text:p>0.00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Default"/>
          <table:table-cell table:number-columns-repeated="5"/>
          <table:table-cell table:formula="of:=SUM([.K158:.K164])" office:value-type="float" office:value="0.398184414762435" calcext:value-type="float">
            <text:p>0.39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71];[.D171];[.F171];[.H171])/SUM([.C171];[.E171];[.G171];[.I171]))" office:value-type="float" office:value="56.0454545454545" calcext:value-type="float">
            <text:p>56.0454545454545</text:p>
          </table:table-cell>
          <table:table-cell table:formula="of:=(SUM([.B171];[.D171];[.F171];[.H171])/SUM([.C171];[.E171];[.G171];[.I171]))" office:value-type="float" office:value="0.0178426601784266" calcext:value-type="float">
            <text:p>0.0178426601784266</text:p>
          </table:table-cell>
          <table:table-cell office:value-type="float" office:value="8" calcext:value-type="float">
            <text:p>8</text:p>
          </table:table-cell>
          <table:table-cell table:formula="of:=[.K171]/[.L171]" office:value-type="float" office:value="0.00223033252230333" calcext:value-type="float">
            <text:p>0.00223033252230333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72];[.D172];[.F172];[.H172])/SUM([.C172];[.E172];[.G172];[.I172]))" office:value-type="float" office:value="62.9756097560976" calcext:value-type="float">
            <text:p>62.9756097560976</text:p>
          </table:table-cell>
          <table:table-cell table:formula="of:=(SUM([.B172];[.D172];[.F172];[.H172])/SUM([.C172];[.E172];[.G172];[.I172]))" office:value-type="float" office:value="0.0158791634391944" calcext:value-type="float">
            <text:p>0.0158791634391944</text:p>
          </table:table-cell>
          <table:table-cell office:value-type="float" office:value="1" calcext:value-type="float">
            <text:p>1</text:p>
          </table:table-cell>
          <table:table-cell table:formula="of:=[.K172]/[.L172]" office:value-type="float" office:value="0.0158791634391944" calcext:value-type="float">
            <text:p>0.0158791634391944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73];[.D173];[.F173];[.H173])/SUM([.C173];[.E173];[.G173];[.I173]))" office:value-type="float" office:value="78.2424242424243" calcext:value-type="float">
            <text:p>78.2424242424243</text:p>
          </table:table-cell>
          <table:table-cell table:formula="of:=(SUM([.B173];[.D173];[.F173];[.H173])/SUM([.C173];[.E173];[.G173];[.I173]))" office:value-type="float" office:value="0.0127807900852053" calcext:value-type="float">
            <text:p>0.0127807900852053</text:p>
          </table:table-cell>
          <table:table-cell office:value-type="float" office:value="1" calcext:value-type="float">
            <text:p>1</text:p>
          </table:table-cell>
          <table:table-cell table:formula="of:=[.K173]/[.L173]" office:value-type="float" office:value="0.0127807900852053" calcext:value-type="float">
            <text:p>0.0127807900852053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74];[.D174];[.F174];[.H174])/SUM([.C174];[.E174];[.G174];[.I174]))" office:value-type="float" office:value="47.7142857142857" calcext:value-type="float">
            <text:p>47.7142857142857</text:p>
          </table:table-cell>
          <table:table-cell table:formula="of:=(SUM([.B174];[.D174];[.F174];[.H174])/SUM([.C174];[.E174];[.G174];[.I174]))" office:value-type="float" office:value="0.0209580838323353" calcext:value-type="float">
            <text:p>0.0209580838323353</text:p>
          </table:table-cell>
          <table:table-cell office:value-type="float" office:value="2" calcext:value-type="float">
            <text:p>2</text:p>
          </table:table-cell>
          <table:table-cell table:formula="of:=[.K174]/[.L174]" office:value-type="float" office:value="0.0104790419161677" calcext:value-type="float">
            <text:p>0.0104790419161677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Default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75];[.D175];[.F175];[.H175])/SUM([.C175];[.E175];[.G175];[.I175]))" office:value-type="float" office:value="76.1818181818182" calcext:value-type="float">
            <text:p>76.1818181818182</text:p>
          </table:table-cell>
          <table:table-cell table:formula="of:=(SUM([.B175];[.D175];[.F175];[.H175])/SUM([.C175];[.E175];[.G175];[.I175]))" office:value-type="float" office:value="0.013126491646778" calcext:value-type="float">
            <text:p>0.013126491646778</text:p>
          </table:table-cell>
          <table:table-cell office:value-type="float" office:value="6" calcext:value-type="float">
            <text:p>6</text:p>
          </table:table-cell>
          <table:table-cell table:formula="of:=[.K175]/[.L175]" office:value-type="float" office:value="0.00218774860779634" calcext:value-type="float">
            <text:p>0.00218774860779634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76];[.D176];[.F176];[.H176])/SUM([.C176];[.E176];[.G176];[.I176]))" office:value-type="float" office:value="6.60358056265985" calcext:value-type="float">
            <text:p>6.60358056265985</text:p>
          </table:table-cell>
          <table:table-cell table:formula="of:=(SUM([.B176];[.D176];[.F176];[.H176])/SUM([.C176];[.E176];[.G176];[.I176]))" office:value-type="float" office:value="0.15143299767622" calcext:value-type="float">
            <text:p>0.15143299767622</text:p>
          </table:table-cell>
          <table:table-cell office:value-type="float" office:value="9" calcext:value-type="float">
            <text:p>9</text:p>
          </table:table-cell>
          <table:table-cell table:formula="of:=[.K176]/[.L176]" office:value-type="float" office:value="0.0168258886306911" calcext:value-type="float">
            <text:p>0.016825888630691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77];[.D177];[.F177];[.H177])/SUM([.C177];[.E177];[.G177];[.I177]))" office:value-type="float" office:value="4.52892561983471" calcext:value-type="float">
            <text:p>4.52892561983471</text:p>
          </table:table-cell>
          <table:table-cell table:formula="of:=(SUM([.B177];[.D177];[.F177];[.H177])/SUM([.C177];[.E177];[.G177];[.I177]))" office:value-type="float" office:value="0.220802919708029" calcext:value-type="float">
            <text:p>0.220802919708029</text:p>
          </table:table-cell>
          <table:table-cell office:value-type="float" office:value="45" calcext:value-type="float">
            <text:p>45</text:p>
          </table:table-cell>
          <table:table-cell table:formula="of:=[.K177]/[.L177]" office:value-type="float" office:value="0.00490673154906732" calcext:value-type="float">
            <text:p>0.00490673154906732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78];[.D178];[.F178];[.H178])/SUM([.C178];[.E178];[.G178];[.I178]))" office:value-type="float" office:value="9.15027829313544" calcext:value-type="float">
            <text:p>9.15027829313544</text:p>
          </table:table-cell>
          <table:table-cell table:formula="of:=(SUM([.B178];[.D178];[.F178];[.H178])/SUM([.C178];[.E178];[.G178];[.I178]))" office:value-type="float" office:value="0.109286293592863" calcext:value-type="float">
            <text:p>0.109286293592863</text:p>
          </table:table-cell>
          <table:table-cell office:value-type="float" office:value="35" calcext:value-type="float">
            <text:p>35</text:p>
          </table:table-cell>
          <table:table-cell table:formula="of:=[.K178]/[.L178]" office:value-type="float" office:value="0.00312246553122465" calcext:value-type="float">
            <text:p>0.00312246553122465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179];[.D179];[.F179];[.H179])/SUM([.C179];[.E179];[.G179];[.I179]))" office:value-type="float" office:value="30.3636363636364" calcext:value-type="float">
            <text:p>30.3636363636364</text:p>
          </table:table-cell>
          <table:table-cell table:formula="of:=(SUM([.B179];[.D179];[.F179];[.H179])/SUM([.C179];[.E179];[.G179];[.I179]))" office:value-type="float" office:value="0.0329341317365269" calcext:value-type="float">
            <text:p>0.0329341317365269</text:p>
          </table:table-cell>
          <table:table-cell office:value-type="float" office:value="9" calcext:value-type="float">
            <text:p>9</text:p>
          </table:table-cell>
          <table:table-cell table:formula="of:=[.K179]/[.L179]" office:value-type="float" office:value="0.00365934797072522" calcext:value-type="float">
            <text:p>0.00365934797072522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Default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table:formula="of:=[.C184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84];[.D184];[.F184];[.H184])/SUM([.C184];[.E184];[.G184];[.I184]))" office:value-type="float" office:value="111.111111111111" calcext:value-type="float">
            <text:p>111.111111111111</text:p>
          </table:table-cell>
          <table:table-cell table:formula="of:=(SUM([.B184];[.D184];[.F184];[.H184])/SUM([.C184];[.E184];[.G184];[.I184]))" office:value-type="float" office:value="0.009" calcext:value-type="float">
            <text:p>0.009</text:p>
          </table:table-cell>
          <table:table-cell office:value-type="float" office:value="9" calcext:value-type="float">
            <text:p>9</text:p>
          </table:table-cell>
          <table:table-cell table:formula="of:=[.K184]/[.L184]" office:value-type="float" office:value="0.001" calcext:value-type="float">
            <text:p>0.00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185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85];[.D185];[.F185];[.H185])/SUM([.C185];[.E185];[.G185];[.I185]))" office:value-type="float" office:value="69.4444444444444" calcext:value-type="float">
            <text:p>69.4444444444444</text:p>
          </table:table-cell>
          <table:table-cell table:formula="of:=(SUM([.B185];[.D185];[.F185];[.H185])/SUM([.C185];[.E185];[.G185];[.I185]))" office:value-type="float" office:value="0.0144" calcext:value-type="float">
            <text:p>0.0144</text:p>
          </table:table-cell>
          <table:table-cell office:value-type="float" office:value="13" calcext:value-type="float">
            <text:p>13</text:p>
          </table:table-cell>
          <table:table-cell table:formula="of:=[.K185]/[.L185]" office:value-type="float" office:value="0.00110769230769231" calcext:value-type="float">
            <text:p>0.00110769230769231</text:p>
          </table:table-cell>
          <table:table-cell office:value-type="string" calcext:value-type="string">
            <text:p>alt arts per card</text:p>
          </table:table-cell>
          <table:table-cell table:style-name="ce12" office:value-type="string" calcext:value-type="string">
            <text:p>alt art odds</text:p>
          </table:table-cell>
          <table:table-cell table:style-name="ce12" table:number-columns-repeated="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86];[.D186];[.F186];[.H186])/SUM([.C186];[.E186];[.G186];[.I186]))" office:value-type="float" office:value="31.3846153846154" calcext:value-type="float">
            <text:p>31.3846153846154</text:p>
          </table:table-cell>
          <table:table-cell table:formula="of:=(SUM([.B186];[.D186];[.F186];[.H186])/SUM([.C186];[.E186];[.G186];[.I186]))" office:value-type="float" office:value="0.0318627450980392" calcext:value-type="float">
            <text:p>0.0318627450980392</text:p>
          </table:table-cell>
          <table:table-cell office:value-type="float" office:value="17" calcext:value-type="float">
            <text:p>17</text:p>
          </table:table-cell>
          <table:table-cell table:formula="of:=[.K186]/[.L186]" office:value-type="float" office:value="0.00187427912341407" calcext:value-type="float">
            <text:p>0.00187427912341407</text:p>
          </table:table-cell>
          <table:table-cell table:formula="of:=([.K186]-([.M187]*([.L186]-4)))/4" office:value-type="float" office:value="0.0016226397966594" calcext:value-type="float">
            <text:p>0.0016226397966594</text:p>
          </table:table-cell>
          <table:table-cell table:style-name="ce12" table:formula="of:=1/(4*[.N186])" office:value-type="float" office:value="154.06993006993" calcext:value-type="float">
            <text:p>154.06993006993</text:p>
          </table:table-cell>
          <table:table-cell table:style-name="ce12" table:number-columns-repeated="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87];[.D187];[.F187];[.H187])/SUM([.C187];[.E187];[.G187];[.I187]))" office:value-type="float" office:value="85.3953488372093" calcext:value-type="float">
            <text:p>85.3953488372093</text:p>
          </table:table-cell>
          <table:table-cell table:formula="of:=(SUM([.B187];[.D187];[.F187];[.H187])/SUM([.C187];[.E187];[.G187];[.I187]))" office:value-type="float" office:value="0.0117102396514161" calcext:value-type="float">
            <text:p>0.0117102396514161</text:p>
          </table:table-cell>
          <table:table-cell office:value-type="float" office:value="6" calcext:value-type="float">
            <text:p>6</text:p>
          </table:table-cell>
          <table:table-cell table:formula="of:=[.K187]/[.L187]" office:value-type="float" office:value="0.00195170660856935" calcext:value-type="float">
            <text:p>0.00195170660856935</text:p>
          </table:table-cell>
          <table:table-cell office:value-type="string" calcext:value-type="string">
            <text:p>normal arts pull odds</text:p>
          </table:table-cell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table:formula="of:=[.C188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188];[.D188];[.F188];[.H188])/SUM([.C188];[.E188];[.G188];[.I188]))" office:value-type="float" office:value="8.28006904735545" calcext:value-type="float">
            <text:p>8.28006904735545</text:p>
          </table:table-cell>
          <table:table-cell table:formula="of:=(SUM([.B188];[.D188];[.F188];[.H188])/SUM([.C188];[.E188];[.G188];[.I188]))" office:value-type="float" office:value="0.120771939736347" calcext:value-type="float">
            <text:p>0.120771939736347</text:p>
          </table:table-cell>
          <table:table-cell office:value-type="float" office:value="17" calcext:value-type="float">
            <text:p>17</text:p>
          </table:table-cell>
          <table:table-cell table:formula="of:=[.K188]/[.L188]" office:value-type="float" office:value="0.00710423174919685" calcext:value-type="float">
            <text:p>0.00710423174919685</text:p>
          </table:table-cell>
          <table:table-cell table:formula="of:=1/([.M187]*([.L186]-4))" office:value-type="float" office:value="39.4132379248658" calcext:value-type="float">
            <text:p>39.4132379248658</text:p>
          </table:table-cell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style-name="Default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Default" table:number-columns-repeated="4"/>
          <table:table-cell table:number-columns-repeated="5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table:style-name="Default" table:number-columns-repeated="3"/>
          <table:table-cell table:number-columns-repeated="10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99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199];[.D199];[.F199];[.H199])/SUM([.C199];[.E199];[.G199];[.I199]))" office:value-type="float" office:value="31.8471337579618" calcext:value-type="float">
            <text:p>31.8471337579618</text:p>
          </table:table-cell>
          <table:table-cell table:formula="of:=(SUM([.B199];[.D199];[.F199];[.H199])/SUM([.C199];[.E199];[.G199];[.I199]))" office:value-type="float" office:value="0.0314" calcext:value-type="float">
            <text:p>0.0314</text:p>
          </table:table-cell>
          <table:table-cell office:value-type="float" office:value="9" calcext:value-type="float">
            <text:p>9</text:p>
          </table:table-cell>
          <table:table-cell table:formula="of:=[.K199]/[.L199]" office:value-type="float" office:value="0.00348888888888889" calcext:value-type="float">
            <text:p>0.00348888888888889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00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00];[.D200];[.F200];[.H200])/SUM([.C200];[.E200];[.G200];[.I200]))" office:value-type="float" office:value="79.3650793650794" calcext:value-type="float">
            <text:p>79.3650793650794</text:p>
          </table:table-cell>
          <table:table-cell table:formula="of:=(SUM([.B200];[.D200];[.F200];[.H200])/SUM([.C200];[.E200];[.G200];[.I200]))" office:value-type="float" office:value="0.0126" calcext:value-type="float">
            <text:p>0.0126</text:p>
          </table:table-cell>
          <table:table-cell office:value-type="float" office:value="8" calcext:value-type="float">
            <text:p>8</text:p>
          </table:table-cell>
          <table:table-cell table:formula="of:=[.K200]/[.L200]" office:value-type="float" office:value="0.001575" calcext:value-type="float">
            <text:p>0.001575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06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06];[.D206];[.F206];[.H206])/SUM([.C206];[.E206];[.G206];[.I206]))" office:value-type="float" office:value="47.8468899521531" calcext:value-type="float">
            <text:p>47.8468899521531</text:p>
          </table:table-cell>
          <table:table-cell table:formula="of:=(SUM([.B206];[.D206];[.F206];[.H206])/SUM([.C206];[.E206];[.G206];[.I206]))" office:value-type="float" office:value="0.0209" calcext:value-type="float">
            <text:p>0.0209</text:p>
          </table:table-cell>
          <table:table-cell office:value-type="float" office:value="13" calcext:value-type="float">
            <text:p>13</text:p>
          </table:table-cell>
          <table:table-cell table:formula="of:=[.K206]/[.L206]" office:value-type="float" office:value="0.00160769230769231" calcext:value-type="float">
            <text:p>0.0016076923076923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07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07];[.D207];[.F207];[.H207])/SUM([.C207];[.E207];[.G207];[.I207]))" office:value-type="float" office:value="59.1715976331361" calcext:value-type="float">
            <text:p>59.1715976331361</text:p>
          </table:table-cell>
          <table:table-cell table:formula="of:=(SUM([.B207];[.D207];[.F207];[.H207])/SUM([.C207];[.E207];[.G207];[.I207]))" office:value-type="float" office:value="0.0169" calcext:value-type="float">
            <text:p>0.0169</text:p>
          </table:table-cell>
          <table:table-cell office:value-type="float" office:value="7" calcext:value-type="float">
            <text:p>7</text:p>
          </table:table-cell>
          <table:table-cell table:formula="of:=[.K207]/[.L207]" office:value-type="float" office:value="0.00241428571428571" calcext:value-type="float">
            <text:p>0.0024142857142857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11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11];[.D211];[.F211];[.H211])/SUM([.C211];[.E211];[.G211];[.I211]))" office:value-type="float" office:value="43.6681222707424" calcext:value-type="float">
            <text:p>43.6681222707424</text:p>
          </table:table-cell>
          <table:table-cell table:formula="of:=(SUM([.B211];[.D211];[.F211];[.H211])/SUM([.C211];[.E211];[.G211];[.I211]))" office:value-type="float" office:value="0.0229" calcext:value-type="float">
            <text:p>0.0229</text:p>
          </table:table-cell>
          <table:table-cell office:value-type="float" office:value="9" calcext:value-type="float">
            <text:p>9</text:p>
          </table:table-cell>
          <table:table-cell table:formula="of:=[.K211]/[.L211]" office:value-type="float" office:value="0.00254444444444444" calcext:value-type="float">
            <text:p>0.00254444444444444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12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12];[.D212];[.F212];[.H212])/SUM([.C212];[.E212];[.G212];[.I212]))" office:value-type="float" office:value="78.740157480315" calcext:value-type="float">
            <text:p>78.740157480315</text:p>
          </table:table-cell>
          <table:table-cell table:formula="of:=(SUM([.B212];[.D212];[.F212];[.H212])/SUM([.C212];[.E212];[.G212];[.I212]))" office:value-type="float" office:value="0.0127" calcext:value-type="float">
            <text:p>0.0127</text:p>
          </table:table-cell>
          <table:table-cell office:value-type="float" office:value="4" calcext:value-type="float">
            <text:p>4</text:p>
          </table:table-cell>
          <table:table-cell table:formula="of:=[.K212]/[.L212]" office:value-type="float" office:value="0.003175" calcext:value-type="float">
            <text:p>0.003175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Default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16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16];[.D216];[.F216];[.H216])/SUM([.C216];[.E216];[.G216];[.I216]))" office:value-type="float" office:value="42.9184549356223" calcext:value-type="float">
            <text:p>42.9184549356223</text:p>
          </table:table-cell>
          <table:table-cell table:formula="of:=(SUM([.B216];[.D216];[.F216];[.H216])/SUM([.C216];[.E216];[.G216];[.I216]))" office:value-type="float" office:value="0.0233" calcext:value-type="float">
            <text:p>0.0233</text:p>
          </table:table-cell>
          <table:table-cell office:value-type="float" office:value="9" calcext:value-type="float">
            <text:p>9</text:p>
          </table:table-cell>
          <table:table-cell table:formula="of:=[.K216]/[.L216]" office:value-type="float" office:value="0.00258888888888889" calcext:value-type="float">
            <text:p>0.00258888888888889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17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17];[.D217];[.F217];[.H217])/SUM([.C217];[.E217];[.G217];[.I217]))" office:value-type="float" office:value="50.761421319797" calcext:value-type="float">
            <text:p>50.761421319797</text:p>
          </table:table-cell>
          <table:table-cell table:formula="of:=(SUM([.B217];[.D217];[.F217];[.H217])/SUM([.C217];[.E217];[.G217];[.I217]))" office:value-type="float" office:value="0.0197" calcext:value-type="float">
            <text:p>0.0197</text:p>
          </table:table-cell>
          <table:table-cell office:value-type="float" office:value="9" calcext:value-type="float">
            <text:p>9</text:p>
          </table:table-cell>
          <table:table-cell table:formula="of:=[.K217]/[.L217]" office:value-type="float" office:value="0.00218888888888889" calcext:value-type="float">
            <text:p>0.00218888888888889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21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21];[.D221];[.F221];[.H221])/SUM([.C221];[.E221];[.G221];[.I221]))" office:value-type="float" office:value="30.5810397553517" calcext:value-type="float">
            <text:p>30.5810397553517</text:p>
          </table:table-cell>
          <table:table-cell table:formula="of:=(SUM([.B221];[.D221];[.F221];[.H221])/SUM([.C221];[.E221];[.G221];[.I221]))" office:value-type="float" office:value="0.0327" calcext:value-type="float">
            <text:p>0.0327</text:p>
          </table:table-cell>
          <table:table-cell office:value-type="float" office:value="8" calcext:value-type="float">
            <text:p>8</text:p>
          </table:table-cell>
          <table:table-cell table:formula="of:=[.K221]/[.L221]" office:value-type="float" office:value="0.0040875" calcext:value-type="float">
            <text:p>0.0040875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22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22];[.D222];[.F222];[.H222])/SUM([.C222];[.E222];[.G222];[.I222]))" office:value-type="float" office:value="84.7457627118644" calcext:value-type="float">
            <text:p>84.7457627118644</text:p>
          </table:table-cell>
          <table:table-cell table:formula="of:=(SUM([.B222];[.D222];[.F222];[.H222])/SUM([.C222];[.E222];[.G222];[.I222]))" office:value-type="float" office:value="0.0118" calcext:value-type="float">
            <text:p>0.0118</text:p>
          </table:table-cell>
          <table:table-cell office:value-type="float" office:value="3" calcext:value-type="float">
            <text:p>3</text:p>
          </table:table-cell>
          <table:table-cell table:formula="of:=[.K222]/[.L222]" office:value-type="float" office:value="0.00393333333333333" calcext:value-type="float">
            <text:p>0.00393333333333333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26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26];[.D226];[.F226];[.H226])/SUM([.C226];[.E226];[.G226];[.I226]))" office:value-type="float" office:value="35.7142857142857" calcext:value-type="float">
            <text:p>35.7142857142857</text:p>
          </table:table-cell>
          <table:table-cell table:formula="of:=(SUM([.B226];[.D226];[.F226];[.H226])/SUM([.C226];[.E226];[.G226];[.I226]))" office:value-type="float" office:value="0.028" calcext:value-type="float">
            <text:p>0.028</text:p>
          </table:table-cell>
          <table:table-cell office:value-type="float" office:value="2" calcext:value-type="float">
            <text:p>2</text:p>
          </table:table-cell>
          <table:table-cell table:formula="of:=[.K226]/[.L226]" office:value-type="float" office:value="0.014" calcext:value-type="float">
            <text:p>0.014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27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27];[.D227];[.F227];[.H227])/SUM([.C227];[.E227];[.G227];[.I227]))" office:value-type="float" office:value="85.4700854700855" calcext:value-type="float">
            <text:p>85.4700854700855</text:p>
          </table:table-cell>
          <table:table-cell table:formula="of:=(SUM([.B227];[.D227];[.F227];[.H227])/SUM([.C227];[.E227];[.G227];[.I227]))" office:value-type="float" office:value="0.0117" calcext:value-type="float">
            <text:p>0.0117</text:p>
          </table:table-cell>
          <table:table-cell office:value-type="float" office:value="1" calcext:value-type="float">
            <text:p>1</text:p>
          </table:table-cell>
          <table:table-cell table:formula="of:=[.K227]/[.L227]" office:value-type="float" office:value="0.0117" calcext:value-type="float">
            <text:p>0.0117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31];[.D231];[.F231];[.H231])/SUM([.C231];[.E231];[.G231];[.I231]))" office:value-type="float" office:value="37.2222222222222" calcext:value-type="float">
            <text:p>37.2222222222222</text:p>
          </table:table-cell>
          <table:table-cell table:formula="of:=(SUM([.B231];[.D231];[.F231];[.H231])/SUM([.C231];[.E231];[.G231];[.I231]))" office:value-type="float" office:value="0.026865671641791" calcext:value-type="float">
            <text:p>0.026865671641791</text:p>
          </table:table-cell>
          <table:table-cell office:value-type="float" office:value="8" calcext:value-type="float">
            <text:p>8</text:p>
          </table:table-cell>
          <table:table-cell table:formula="of:=[.K231]/[.L231]" office:value-type="float" office:value="0.00335820895522388" calcext:value-type="float">
            <text:p>0.00335820895522388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32];[.D232];[.F232];[.H232])/SUM([.C232];[.E232];[.G232];[.I232]))" office:value-type="float" office:value="80.4" calcext:value-type="float">
            <text:p>80.4</text:p>
          </table:table-cell>
          <table:table-cell table:formula="of:=(SUM([.B232];[.D232];[.F232];[.H232])/SUM([.C232];[.E232];[.G232];[.I232]))" office:value-type="float" office:value="0.0124378109452736" calcext:value-type="float">
            <text:p>0.0124378109452736</text:p>
          </table:table-cell>
          <table:table-cell office:value-type="float" office:value="4" calcext:value-type="float">
            <text:p>4</text:p>
          </table:table-cell>
          <table:table-cell table:formula="of:=[.K232]/[.L232]" office:value-type="float" office:value="0.00310945273631841" calcext:value-type="float">
            <text:p>0.00310945273631841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36];[.D236];[.F236];[.H236])/SUM([.C236];[.E236];[.G236];[.I236]))" office:value-type="float" office:value="34.8" calcext:value-type="float">
            <text:p>34.8</text:p>
          </table:table-cell>
          <table:table-cell table:formula="of:=(SUM([.B236];[.D236];[.F236];[.H236])/SUM([.C236];[.E236];[.G236];[.I236]))" office:value-type="float" office:value="0.028735632183908" calcext:value-type="float">
            <text:p>0.028735632183908</text:p>
          </table:table-cell>
          <table:table-cell office:value-type="float" office:value="12" calcext:value-type="float">
            <text:p>12</text:p>
          </table:table-cell>
          <table:table-cell table:formula="of:=[.K236]/[.L236]" office:value-type="float" office:value="0.00239463601532567" calcext:value-type="float">
            <text:p>0.00239463601532567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37];[.D237];[.F237];[.H237])/SUM([.C237];[.E237];[.G237];[.I237]))" office:value-type="float" office:value="139.2" calcext:value-type="float">
            <text:p>139.2</text:p>
          </table:table-cell>
          <table:table-cell table:formula="of:=(SUM([.B237];[.D237];[.F237];[.H237])/SUM([.C237];[.E237];[.G237];[.I237]))" office:value-type="float" office:value="0.00718390804597701" calcext:value-type="float">
            <text:p>0.00718390804597701</text:p>
          </table:table-cell>
          <table:table-cell office:value-type="float" office:value="3" calcext:value-type="float">
            <text:p>3</text:p>
          </table:table-cell>
          <table:table-cell table:formula="of:=[.K237]/[.L237]" office:value-type="float" office:value="0.00239463601532567" calcext:value-type="float">
            <text:p>0.00239463601532567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243]+[.B244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243]+[.D244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41];[.D241];[.F241];[.H241])/SUM([.C241];[.E241];[.G241];[.I241]))" office:value-type="float" office:value="23.8064447866825" calcext:value-type="float">
            <text:p>23.8064447866825</text:p>
          </table:table-cell>
          <table:table-cell table:formula="of:=(SUM([.B241];[.D241];[.F241];[.H241])/SUM([.C241];[.E241];[.G241];[.I241]))" office:value-type="float" office:value="0.0420054320987654" calcext:value-type="float">
            <text:p>0.0420054320987654</text:p>
          </table:table-cell>
          <table:table-cell office:value-type="float" office:value="12" calcext:value-type="float">
            <text:p>12</text:p>
          </table:table-cell>
          <table:table-cell table:formula="of:=[.K241]/[.L241]" office:value-type="float" office:value="0.00350045267489712" calcext:value-type="float">
            <text:p>0.00350045267489712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[.C242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42];[.D242];[.F242];[.H242])/SUM([.C242];[.E242];[.G242];[.I242]))" office:value-type="float" office:value="121.145045018097" calcext:value-type="float">
            <text:p>121.145045018097</text:p>
          </table:table-cell>
          <table:table-cell table:formula="of:=(SUM([.B242];[.D242];[.F242];[.H242])/SUM([.C242];[.E242];[.G242];[.I242]))" office:value-type="float" office:value="0.00825456790123457" calcext:value-type="float">
            <text:p>0.00825456790123457</text:p>
          </table:table-cell>
          <table:table-cell office:value-type="float" office:value="6" calcext:value-type="float">
            <text:p>6</text:p>
          </table:table-cell>
          <table:table-cell table:formula="of:=[.K242]/[.L242]" office:value-type="float" office:value="0.00137576131687243" calcext:value-type="float">
            <text:p>0.00137576131687243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43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43];[.D243];[.F243];[.H243])/SUM([.C243];[.E243];[.G243];[.I243]))" office:value-type="float" office:value="35.5319260935937" calcext:value-type="float">
            <text:p>35.5319260935937</text:p>
          </table:table-cell>
          <table:table-cell table:formula="of:=(SUM([.B243];[.D243];[.F243];[.H243])/SUM([.C243];[.E243];[.G243];[.I243]))" office:value-type="float" office:value="0.0281437037037037" calcext:value-type="float">
            <text:p>0.0281437037037037</text:p>
          </table:table-cell>
          <table:table-cell office:value-type="float" office:value="8" calcext:value-type="float">
            <text:p>8</text:p>
          </table:table-cell>
          <table:table-cell table:formula="of:=[.K243]/[.L243]" office:value-type="float" office:value="0.00351796296296296" calcext:value-type="float">
            <text:p>0.00351796296296296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44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44];[.D244];[.F244];[.H244])/SUM([.C244];[.E244];[.G244];[.I244]))" office:value-type="float" office:value="72.1410758817243" calcext:value-type="float">
            <text:p>72.1410758817243</text:p>
          </table:table-cell>
          <table:table-cell table:formula="of:=(SUM([.B244];[.D244];[.F244];[.H244])/SUM([.C244];[.E244];[.G244];[.I244]))" office:value-type="float" office:value="0.0138617283950617" calcext:value-type="float">
            <text:p>0.0138617283950617</text:p>
          </table:table-cell>
          <table:table-cell office:value-type="float" office:value="4" calcext:value-type="float">
            <text:p>4</text:p>
          </table:table-cell>
          <table:table-cell table:formula="of:=[.K244]/[.L244]" office:value-type="float" office:value="0.00346543209876543" calcext:value-type="float">
            <text:p>0.00346543209876543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X</text:p>
          </table:table-cell>
          <table:table-cell table:formula="of:=[.C245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45];[.D245];[.F245];[.H245])/SUM([.C245];[.E245];[.G245];[.I245]))" office:value-type="float" office:value="8.97278255956931" calcext:value-type="float">
            <text:p>8.97278255956931</text:p>
          </table:table-cell>
          <table:table-cell table:formula="of:=(SUM([.B245];[.D245];[.F245];[.H245])/SUM([.C245];[.E245];[.G245];[.I245]))" office:value-type="float" office:value="0.111448148148148" calcext:value-type="float">
            <text:p>0.111448148148148</text:p>
          </table:table-cell>
          <table:table-cell office:value-type="float" office:value="11" calcext:value-type="float">
            <text:p>11</text:p>
          </table:table-cell>
          <table:table-cell table:formula="of:=[.K245]/[.L245]" office:value-type="float" office:value="0.0101316498316498" calcext:value-type="float">
            <text:p>0.0101316498316498</text:p>
          </table:table-cell>
          <table:table-cell/>
          <table:table-cell table:style-name="Default" table:number-columns-repeated="2"/>
          <table:table-cell table:style-name="ce1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46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46];[.D246];[.F246];[.H246])/SUM([.C246];[.E246];[.G246];[.I246]))" office:value-type="float" office:value="69.1161663566394" calcext:value-type="float">
            <text:p>69.1161663566394</text:p>
          </table:table-cell>
          <table:table-cell table:formula="of:=(SUM([.B246];[.D246];[.F246];[.H246])/SUM([.C246];[.E246];[.G246];[.I246]))" office:value-type="float" office:value="0.0144683950617284" calcext:value-type="float">
            <text:p>0.0144683950617284</text:p>
          </table:table-cell>
          <table:table-cell office:value-type="float" office:value="8" calcext:value-type="float">
            <text:p>8</text:p>
          </table:table-cell>
          <table:table-cell table:formula="of:=[.K246]/[.L246]" office:value-type="float" office:value="0.00180854938271605" calcext:value-type="float">
            <text:p>0.00180854938271605</text:p>
          </table:table-cell>
          <table:table-cell/>
          <table:table-cell table:style-name="ce12" table:formula="of:=SUM([.O249:.O307])" office:value-type="float" office:value="22" calcext:value-type="float">
            <text:p>22</text:p>
          </table:table-cell>
          <table:table-cell table:style-name="ce12" table:formula="of:=1/([.O246]/56)" office:value-type="float" office:value="2.54545454545455" calcext:value-type="float">
            <text:p>2.54545454545455</text:p>
          </table:table-cell>
          <table:table-cell table:style-name="ce1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47];[.D247];[.F247];[.H247])/SUM([.C247];[.E247];[.G247];[.I247]))" office:value-type="float" office:value="6.27906976744186" calcext:value-type="float">
            <text:p>6.27906976744186</text:p>
          </table:table-cell>
          <table:table-cell table:formula="of:=(SUM([.B247];[.D247];[.F247];[.H247])/SUM([.C247];[.E247];[.G247];[.I247]))" office:value-type="float" office:value="0.159259259259259" calcext:value-type="float">
            <text:p>0.159259259259259</text:p>
          </table:table-cell>
          <table:table-cell table:number-columns-repeated="3"/>
          <table:table-cell table:style-name="Default" office:value-type="string" calcext:value-type="string">
            <text:p>black and white energy data</text:p>
          </table:table-cell>
          <table:table-cell table:style-name="ce12" table:number-columns-repeated="2"/>
          <table:table-cell office:value-type="string" calcext:value-type="string">
            <text:p>https://www.youtube.com/watch?v=esOnNu5alc8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242:.K247])" office:value-type="float" office:value="0.335435802469136" calcext:value-type="float">
            <text:p>0.335435802469136</text:p>
          </table:table-cell>
          <table:table-cell table:number-columns-repeated="3"/>
          <table:table-cell table:style-name="Default" office:value-type="string" calcext:value-type="string">
            <text:p>energy</text:p>
          </table:table-cell>
          <table:table-cell table:style-name="Default" office:value-type="string" calcext:value-type="string">
            <text:p>reverse</text:p>
          </table:table-cell>
          <table:table-cell table:style-name="Default" office:value-type="string" calcext:value-type="string">
            <text:p>rare</text:p>
          </table:table-cell>
          <table:table-cell table:style-name="ce14"/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lolamola</text:p>
          </table:table-cell>
          <table:table-cell table:style-name="ce12" office:value-type="string" calcext:value-type="string">
            <text:p>scrafty</text:p>
          </table:table-cell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watchog</text:p>
          </table:table-cell>
          <table:table-cell table:style-name="ce12" office:value-type="string" calcext:value-type="string">
            <text:p>cinccino</text:p>
          </table:table-cell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6"/>
          <table:table-cell office:value-type="string" calcext:value-type="string">
            <text:p>https://www.youtube.com/watch?v=TwzM1fN97ek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Default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58:.K261])" office:value-type="float" office:value="0.334919507279396" calcext:value-type="float">
            <text:p>0.33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58];[.D258];[.F258];[.H258])/SUM([.C258];[.E258];[.G258];[.I258]))" office:value-type="float" office:value="14.4597701149425" calcext:value-type="float">
            <text:p>14.4597701149425</text:p>
          </table:table-cell>
          <table:table-cell table:formula="of:=(SUM([.B258];[.D258];[.F258];[.H258])/SUM([.C258];[.E258];[.G258];[.I258]))" office:value-type="float" office:value="0.0691573926868044" calcext:value-type="float">
            <text:p>0.06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259];[.D259];[.F259];[.H259])/SUM([.C259];[.E259];[.G259];[.I259]))" office:value-type="float" office:value="4.95609756097561" calcext:value-type="float">
            <text:p>4.95609756097561</text:p>
          </table:table-cell>
          <table:table-cell table:formula="of:=(SUM([.B259];[.D259];[.F259];[.H259])/SUM([.C259];[.E259];[.G259];[.I259]))" office:value-type="float" office:value="0.201771653543307" calcext:value-type="float">
            <text:p>0.20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60];[.D260];[.F260];[.H260])/SUM([.C260];[.E260];[.G260];[.I260]))" office:value-type="float" office:value="132.421052631579" calcext:value-type="float">
            <text:p>132.421052631579</text:p>
          </table:table-cell>
          <table:table-cell table:formula="of:=(SUM([.B260];[.D260];[.F260];[.H260])/SUM([.C260];[.E260];[.G260];[.I260]))" office:value-type="float" office:value="0.0075516693163752" calcext:value-type="float">
            <text:p>0.00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61];[.D261];[.F261];[.H261])/SUM([.C261];[.E261];[.G261];[.I261]))" office:value-type="float" office:value="17.7183098591549" calcext:value-type="float">
            <text:p>17.7183098591549</text:p>
          </table:table-cell>
          <table:table-cell table:formula="of:=(SUM([.B261];[.D261];[.F261];[.H261])/SUM([.C261];[.E261];[.G261];[.I261]))" office:value-type="float" office:value="0.0564387917329094" calcext:value-type="float">
            <text:p>0.05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62];[.D262];[.F262];[.H262])/SUM([.C262];[.E262];[.G262];[.I262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262];[.D262];[.F262];[.H262])/(SUM([.C262];[.E262];[.G262];[.I262])*(1-[.K257]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67:.K270])" office:value-type="float" office:value="0.336111111111111" calcext:value-type="float">
            <text:p>0.33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67];[.D267];[.F267];[.H267])/SUM([.C267];[.E267];[.G267];[.I267]))" office:value-type="float" office:value="7.65957446808511" calcext:value-type="float">
            <text:p>7.65957446808511</text:p>
          </table:table-cell>
          <table:table-cell table:formula="of:=(SUM([.B267];[.D267];[.F267];[.H267])/SUM([.C267];[.E267];[.G267];[.I267]))" office:value-type="float" office:value="0.130555555555556" calcext:value-type="float">
            <text:p>0.13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68];[.D268];[.F268];[.H268])/SUM([.C268];[.E268];[.G268];[.I268]))" office:value-type="float" office:value="7.12871287128713" calcext:value-type="float">
            <text:p>7.12871287128713</text:p>
          </table:table-cell>
          <table:table-cell table:formula="of:=(SUM([.B268];[.D268];[.F268];[.H268])/SUM([.C268];[.E268];[.G268];[.I268]))" office:value-type="float" office:value="0.140277777777778" calcext:value-type="float">
            <text:p>0.14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69];[.D269];[.F269];[.H269])/SUM([.C269];[.E269];[.G269];[.I269]))" office:value-type="float" office:value="102.857142857143" calcext:value-type="float">
            <text:p>102.857142857143</text:p>
          </table:table-cell>
          <table:table-cell table:formula="of:=(SUM([.B269];[.D269];[.F269];[.H269])/SUM([.C269];[.E269];[.G269];[.I269]))" office:value-type="float" office:value="0.00972222222222222" calcext:value-type="float">
            <text:p>0.00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70];[.D270];[.F270];[.H270])/SUM([.C270];[.E270];[.G270];[.I270]))" office:value-type="float" office:value="18" calcext:value-type="float">
            <text:p>18</text:p>
          </table:table-cell>
          <table:table-cell table:formula="of:=(SUM([.B270];[.D270];[.F270];[.H270])/SUM([.C270];[.E270];[.G270];[.I270]))" office:value-type="float" office:value="0.0555555555555556" calcext:value-type="float">
            <text:p>0.05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71];[.D271];[.F271];[.H271])/SUM([.C271];[.E271];[.G271];[.I271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271];[.D271];[.F271];[.H271])/(SUM([.C271];[.E271];[.G271];[.I271])*(1-[.K266])))" office:value-type="float" office:value="10.1702127659574" calcext:value-type="float">
            <text:p>10.1702127659574</text:p>
          </table:table-cell>
          <table:table-cell table:number-columns-repeated="5"/>
          <table:table-cell office:value-type="string" calcext:value-type="string">
            <text:p>https://www.youtube.com/watch?v=AbLxi4VIr3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76:.K279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76];[.D276];[.F276];[.H276])/SUM([.C276];[.E276];[.G276];[.I276]))" office:value-type="float" office:value="10.5263157894737" calcext:value-type="float">
            <text:p>10.5263157894737</text:p>
          </table:table-cell>
          <table:table-cell table:formula="of:=(SUM([.B276];[.D276];[.F276];[.H276])/SUM([.C276];[.E276];[.G276];[.I276]))" office:value-type="float" office:value="0.095" calcext:value-type="float">
            <text:p>0.09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277];[.D277];[.F277];[.H277])/SUM([.C277];[.E277];[.G277];[.I277]))" office:value-type="string" office:string-value="" calcext:value-type="error">
            <text:p>#DIV/0!</text:p>
          </table:table-cell>
          <table:table-cell table:formula="of:=(SUM([.B277];[.D277];[.F277];[.H277])/SUM([.C277];[.E277];[.G277];[.I277]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78];[.D278];[.F278];[.H278])/SUM([.C278];[.E278];[.G278];[.I278]))" office:value-type="float" office:value="166.666666666667" calcext:value-type="float">
            <text:p>166.666666666667</text:p>
          </table:table-cell>
          <table:table-cell table:formula="of:=(SUM([.B278];[.D278];[.F278];[.H278])/SUM([.C278];[.E278];[.G278];[.I278]))" office:value-type="float" office:value="0.006" calcext:value-type="float">
            <text:p>0.00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79];[.D279];[.F279];[.H279])/SUM([.C279];[.E279];[.G279];[.I279]))" office:value-type="float" office:value="20.4081632653061" calcext:value-type="float">
            <text:p>20.4081632653061</text:p>
          </table:table-cell>
          <table:table-cell table:formula="of:=(SUM([.B279];[.D279];[.F279];[.H279])/SUM([.C279];[.E279];[.G279];[.I279]))" office:value-type="float" office:value="0.049" calcext:value-type="float">
            <text:p>0.04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80];[.D280];[.F280];[.H280])/SUM([.C280];[.E280];[.G280];[.I280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280];[.D280];[.F280];[.H280])/(SUM([.C280];[.E280];[.G280];[.I280])*0.666))" office:value-type="float" office:value="9.51428571428571" calcext:value-type="float">
            <text:p>9.514285714285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85:.K288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285];[.D285];[.F285];[.H285])/SUM([.C285];[.E285];[.G285];[.I285]))" office:value-type="float" office:value="11.1111111111111" calcext:value-type="float">
            <text:p>11.1111111111111</text:p>
          </table:table-cell>
          <table:table-cell table:formula="of:=(SUM([.B285];[.D285];[.F285];[.H285])/SUM([.C285];[.E285];[.G285];[.I285]))" office:value-type="float" office:value="0.09" calcext:value-type="float">
            <text:p>0.0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286];[.D286];[.F286];[.H286])/SUM([.C286];[.E286];[.G286];[.I286]))" office:value-type="string" office:string-value="" calcext:value-type="error">
            <text:p>#DIV/0!</text:p>
          </table:table-cell>
          <table:table-cell table:formula="of:=(SUM([.B286];[.D286];[.F286];[.H286])/SUM([.C286];[.E286];[.G286];[.I286]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287];[.D287];[.F287];[.H287])/SUM([.C287];[.E287];[.G287];[.I287]))" office:value-type="float" office:value="136.363636363636" calcext:value-type="float">
            <text:p>136.363636363636</text:p>
          </table:table-cell>
          <table:table-cell table:formula="of:=(SUM([.B287];[.D287];[.F287];[.H287])/SUM([.C287];[.E287];[.G287];[.I287]))" office:value-type="float" office:value="0.00733333333333333" calcext:value-type="float">
            <text:p>0.00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288];[.D288];[.F288];[.H288])/SUM([.C288];[.E288];[.G288];[.I288]))" office:value-type="float" office:value="18.5185185185185" calcext:value-type="float">
            <text:p>18.5185185185185</text:p>
          </table:table-cell>
          <table:table-cell table:formula="of:=(SUM([.B288];[.D288];[.F288];[.H288])/SUM([.C288];[.E288];[.G288];[.I288]))" office:value-type="float" office:value="0.054" calcext:value-type="float">
            <text:p>0.0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289];[.D289];[.F289];[.H289])/SUM([.C289];[.E289];[.G289];[.I289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289];[.D289];[.F289];[.H289])/(SUM([.C289];[.E289];[.G289];[.I289])*0.666))" office:value-type="float" office:value="8.325" calcext:value-type="float">
            <text:p>8.3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94:.K297])" office:value-type="float" office:value="0.175" calcext:value-type="float">
            <text:p>0.17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94];[.D294];[.F294];[.H294])/SUM([.C294];[.E294];[.G294];[.I294]))" office:value-type="float" office:value="8.84955752212389" calcext:value-type="float">
            <text:p>8.84955752212389</text:p>
          </table:table-cell>
          <table:table-cell table:formula="of:=(SUM([.B294];[.D294];[.F294];[.H294])/SUM([.C294];[.E294];[.G294];[.I294]))" office:value-type="float" office:value="0.113" calcext:value-type="float">
            <text:p>0.11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95];[.D295];[.F295];[.H295])/SUM([.C295];[.E295];[.G295];[.I295]))" office:value-type="string" office:string-value="" calcext:value-type="error">
            <text:p>#DIV/0!</text:p>
          </table:table-cell>
          <table:table-cell table:formula="of:=(SUM([.B295];[.D295];[.F295];[.H295])/SUM([.C295];[.E295];[.G295];[.I295])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96];[.D296];[.F296];[.H296])/SUM([.C296];[.E296];[.G296];[.I296]))" office:value-type="float" office:value="111.111111111111" calcext:value-type="float">
            <text:p>111.111111111111</text:p>
          </table:table-cell>
          <table:table-cell table:formula="of:=(SUM([.B296];[.D296];[.F296];[.H296])/SUM([.C296];[.E296];[.G296];[.I296]))" office:value-type="float" office:value="0.009" calcext:value-type="float">
            <text:p>0.0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97];[.D297];[.F297];[.H297])/SUM([.C297];[.E297];[.G297];[.I297]))" office:value-type="float" office:value="18.8679245283019" calcext:value-type="float">
            <text:p>18.8679245283019</text:p>
          </table:table-cell>
          <table:table-cell table:formula="of:=(SUM([.B297];[.D297];[.F297];[.H297])/SUM([.C297];[.E297];[.G297];[.I297]))" office:value-type="float" office:value="0.053" calcext:value-type="float">
            <text:p>0.05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8" table:default-cell-style-name="ce11"/>
        <table:table-column table:style-name="co17" table:number-columns-repeated="2" table:default-cell-style-name="ce11"/>
        <table:table-column table:style-name="co8" table:default-cell-style-name="ce11"/>
        <table:table-column table:style-name="co18" table:default-cell-style-name="ce11"/>
        <table:table-column table:style-name="co19" table:default-cell-style-name="ce11"/>
        <table:table-column table:style-name="co8" table:number-columns-repeated="28" table:default-cell-style-name="ce11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4" office:value-type="string" calcext:value-type="string">
            <text:p>holo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88" calcext:value-type="float">
            <text:p>588</text:p>
          </table:table-cell>
          <table:table-cell table:style-name="ce4" table:formula="of:=1/([.O13]/[.P13])" office:value-type="float" office:value="9.63934426229508" calcext:value-type="float">
            <text:p>9.63934426229508</text:p>
          </table:table-cell>
          <table:table-cell table:style-name="ce4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4" office:value-type="string" calcext:value-type="string">
            <text:p>FA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4"/>
          <table:table-cell table:style-name="ce9"/>
          <table:table-cell table:style-name="ce4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4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13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20" table:default-cell-style-name="Default"/>
        <table:table-column table:style-name="co21" table:default-cell-style-name="Default"/>
        <table:table-column table:style-name="co8" table:number-columns-repeated="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pulled 1</text:p>
          </table:table-cell>
          <table:table-cell table:style-name="ce4" office:value-type="string" calcext:value-type="string">
            <text:p>packs opened 1</text:p>
          </table:table-cell>
          <table:table-cell table:style-name="ce4" office:value-type="string" calcext:value-type="string">
            <text:p>pulled 2</text:p>
          </table:table-cell>
          <table:table-cell table:style-name="ce4" office:value-type="string" calcext:value-type="string">
            <text:p>packs opened 2</text:p>
          </table:table-cell>
          <table:table-cell table:style-name="ce4" office:value-type="string" calcext:value-type="string">
            <text:p>Pulled 3</text:p>
          </table:table-cell>
          <table:table-cell table:style-name="ce4" office:value-type="string" calcext:value-type="string">
            <text:p>packs opened 3</text:p>
          </table:table-cell>
          <table:table-cell table:style-name="ce4" office:value-type="string" calcext:value-type="string">
            <text:p>Pulled 4</text:p>
          </table:table-cell>
          <table:table-cell table:style-name="ce4" office:value-type="string" calcext:value-type="string">
            <text:p>packs opened 4</text:p>
          </table:table-cell>
          <table:table-cell table:style-name="ce4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number-columns-repeated="6"/>
          <table:table-cell table:style-name="ce4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break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holo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number-columns-repeated="6"/>
          <table:table-cell table:style-name="ce4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EX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8+14+13+12+10+8" office:value-type="float" office:value="75" calcext:value-type="float">
            <text:p>7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Mega EX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5-[.D10]" office:value-type="float" office:value="50" calcext:value-type="float">
            <text:p>5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ombined EX</text:p>
          </table:table-cell>
          <table:table-cell table:style-name="ce4" table:formula="of:=[.B11]+[.B10]" office:value-type="float" office:value="81" calcext:value-type="float">
            <text:p>81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[.D11]+[.D10]" office:value-type="float" office:value="125" calcext:value-type="float">
            <text:p>12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Gold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+49" office:value-type="float" office:value="61" calcext:value-type="float">
            <text:p>6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secret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4"/>
          <table:table-cell table:style-name="ce4" office:value-type="string" calcext:value-type="string">
            <text:p>https://cardzard.com/blogs/news/xy-evolutions-etb-pull-rates</text:p>
          </table:table-cell>
          <table:table-cell table:style-name="ce4" table:number-columns-repeated="2"/>
          <table:table-cell table:style-name="ce4" office:value-type="string" calcext:value-type="string">
            <text:p>https://docs.google.com/spreadsheets/d/1Qct7IOTe7W1CamyYBwKgImGBituap8QwnuFJ7xl1m9E/edit#gid=0</text:p>
          </table:table-cell>
          <table:table-cell table:style-name="ce4" table:number-columns-repeated="5"/>
          <table:table-cell table:number-columns-repeated="9"/>
        </table:table-row>
        <table:table-row table:style-name="ro1">
          <table:table-cell table:style-name="ce4" table:number-columns-repeated="10"/>
          <table:table-cell table:number-columns-repeated="9"/>
        </table:table-row>
        <table:table-row table:style-name="ro1">
          <table:table-cell table:style-name="ce4" office:value-type="string" calcext:value-type="string">
            <text:p>proof of multiple secrets per pack being possible</text:p>
          </table:table-cell>
          <table:table-cell table:style-name="ce4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X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8+14+13+12+10+8" office:value-type="float" office:value="75" calcext:value-type="float">
            <text:p>75</text:p>
          </table:table-cell>
          <table:table-cell table:style-name="ce4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Mega EX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5-[.D22]" office:value-type="float" office:value="50" calcext:value-type="float">
            <text:p>50</text:p>
          </table:table-cell>
          <table:table-cell table:style-name="ce4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4" office:value-type="float" office:value="41" calcext:value-type="float">
            <text:p>41</text:p>
          </table:table-cell>
          <table:table-cell table:style-name="ce4" table:formula="of:=712-31" office:value-type="float" office:value="681" calcext:value-type="float">
            <text:p>681</text:p>
          </table:table-cell>
          <table:table-cell table:style-name="ce4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4" table:number-columns-repeated="4"/>
          <table:table-cell table:style-name="ce7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4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4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8" table:default-cell-style-name="Default"/>
        <table:table-column table:style-name="co8" table:number-columns-repeated="5" table:default-cell-style-name="ce19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8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" office:value-type="string" calcext:value-type="string">
            <text:p>Legendary Treasures:</text:p>
          </table:table-cell>
          <table:table-cell table:style-name="ce4" table:number-columns-repeated="9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pulled 1</text:p>
          </table:table-cell>
          <table:table-cell table:style-name="ce4" office:value-type="string" calcext:value-type="string">
            <text:p>packs opened 1</text:p>
          </table:table-cell>
          <table:table-cell table:style-name="ce4" office:value-type="string" calcext:value-type="string">
            <text:p>pulled 2</text:p>
          </table:table-cell>
          <table:table-cell table:style-name="ce4" office:value-type="string" calcext:value-type="string">
            <text:p>packs opened 2</text:p>
          </table:table-cell>
          <table:table-cell table:style-name="ce4" office:value-type="string" calcext:value-type="string">
            <text:p>Pulled 3</text:p>
          </table:table-cell>
          <table:table-cell table:style-name="ce4" office:value-type="string" calcext:value-type="string">
            <text:p>packs opened 3</text:p>
          </table:table-cell>
          <table:table-cell table:style-name="ce4" office:value-type="string" calcext:value-type="string">
            <text:p>Pulled 4</text:p>
          </table:table-cell>
          <table:table-cell table:style-name="ce4" office:value-type="string" calcext:value-type="string">
            <text:p>packs opened 4</text:p>
          </table:table-cell>
          <table:table-cell table:style-name="ce4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lo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go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main ex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RC ex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RC FA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8" table:number-columns-repeated="3" table:default-cell-style-name="Default"/>
        <table:table-column table:style-name="co2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7" table:number-columns-repeated="2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4" table:number-columns-repeated="10"/>
          <table:table-cell table:number-columns-repeated="20"/>
        </table:table-row>
        <table:table-row table:style-name="ro1"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pulled 1</text:p>
          </table:table-cell>
          <table:table-cell table:style-name="ce4" office:value-type="string" calcext:value-type="string">
            <text:p>packs opened 1</text:p>
          </table:table-cell>
          <table:table-cell table:style-name="ce4" office:value-type="string" calcext:value-type="string">
            <text:p>pulled 2</text:p>
          </table:table-cell>
          <table:table-cell table:style-name="ce4" office:value-type="string" calcext:value-type="string">
            <text:p>packs opened 2</text:p>
          </table:table-cell>
          <table:table-cell table:style-name="ce4" office:value-type="string" calcext:value-type="string">
            <text:p>Pulled 3</text:p>
          </table:table-cell>
          <table:table-cell table:style-name="ce4" office:value-type="string" calcext:value-type="string">
            <text:p>packs opened 3</text:p>
          </table:table-cell>
          <table:table-cell table:style-name="ce4" office:value-type="string" calcext:value-type="string">
            <text:p>Pulled 4</text:p>
          </table:table-cell>
          <table:table-cell table:style-name="ce4" office:value-type="string" calcext:value-type="string">
            <text:p>packs opened 4</text:p>
          </table:table-cell>
          <table:table-cell table:style-name="ce4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EX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primal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secret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FA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4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6"/>
          <table:table-cell table:style-name="ce4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Vstar counter" table:style-name="ta1"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'misc data collection'.A36:'misc data collection'.K64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6:50:36.77543927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2-02-23T15:03:07.987014318</dc:date>
    <meta:editing-duration>P7DT5H52M5S</meta:editing-duration>
    <meta:editing-cycles>49</meta:editing-cycles>
    <meta:generator>LibreOffice/7.2.5.2$Linux_X86_64 LibreOffice_project/20$Build-2</meta:generator>
    <meta:document-statistic meta:table-count="9" meta:cell-count="6222" meta:object-count="0"/>
    <meta:user-defined meta:name="sheets-banding"/>
    <meta:user-defined meta:name="sheets-original-selection"/>
  </office:meta>
</office:document-meta>
</file>